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Table8" style:family="table">
      <style:table-properties style:width="13.196cm" table:align="left"/>
    </style:style>
    <style:style style:name="Table8.A" style:family="table-column">
      <style:table-column-properties style:column-width="1.886cm"/>
    </style:style>
    <style:style style:name="Table8.B" style:family="table-column">
      <style:table-column-properties style:column-width="3.209cm"/>
    </style:style>
    <style:style style:name="Table8.C" style:family="table-column">
      <style:table-column-properties style:column-width="2.215cm"/>
    </style:style>
    <style:style style:name="Table8.D" style:family="table-column">
      <style:table-column-properties style:column-width="1.984cm"/>
    </style:style>
    <style:style style:name="Table8.E" style:family="table-column">
      <style:table-column-properties style:column-width="1.819cm"/>
    </style:style>
    <style:style style:name="Table8.F" style:family="table-column">
      <style:table-column-properties style:column-width="2.083cm"/>
    </style:style>
    <style:style style:name="Table8.A1" style:family="table-cell">
      <style:table-cell-properties fo:padding="0.101cm" fo:border="none" style:writing-mode="page"/>
    </style:style>
    <style:style style:name="Table9" style:family="table">
      <style:table-properties style:width="4.994cm" table:align="left"/>
    </style:style>
    <style:style style:name="Table9.A" style:family="table-column">
      <style:table-column-properties style:column-width="1.686cm"/>
    </style:style>
    <style:style style:name="Table9.B" style:family="table-column">
      <style:table-column-properties style:column-width="3.307cm"/>
    </style:style>
    <style:style style:name="Table9.A1" style:family="table-cell">
      <style:table-cell-properties style:writing-mode="page"/>
    </style:style>
    <style:style style:name="Table10" style:family="table">
      <style:table-properties style:width="6.285cm" table:align="left"/>
    </style:style>
    <style:style style:name="Table10.A" style:family="table-column">
      <style:table-column-properties style:column-width="1.886cm"/>
    </style:style>
    <style:style style:name="Table10.B" style:family="table-column">
      <style:table-column-properties style:column-width="2.314cm"/>
    </style:style>
    <style:style style:name="Table10.C" style:family="table-column">
      <style:table-column-properties style:column-width="2.085cm"/>
    </style:style>
    <style:style style:name="Table10.A1" style:family="table-cell">
      <style:table-cell-properties fo:padding="0cm" fo:border="none" style:writing-mode="pag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P1" style:family="paragraph" style:parent-style-name="Text_20_body">
      <style:text-properties style:font-name="Liberation Sans1" officeooo:rsid="0010c1bb" officeooo:paragraph-rsid="0010c1bb"/>
    </style:style>
    <style:style style:name="P2" style:family="paragraph" style:parent-style-name="Text_20_body">
      <style:text-properties style:font-name="Liberation Sans1" fo:language="en" fo:country="GB" officeooo:rsid="0010c1bb" officeooo:paragraph-rsid="0010c1bb"/>
    </style:style>
    <style:style style:name="P3" style:family="paragraph" style:parent-style-name="Text_20_body">
      <style:text-properties style:font-name="Liberation Sans1" fo:language="en" fo:country="GB" officeooo:rsid="00143971" officeooo:paragraph-rsid="00143971"/>
    </style:style>
    <style:style style:name="P4" style:family="paragraph" style:parent-style-name="Text_20_body">
      <style:text-properties style:font-name="Liberation Sans1" fo:language="en" fo:country="GB" officeooo:rsid="000ec141" officeooo:paragraph-rsid="000fb1ef"/>
    </style:style>
    <style:style style:name="P5" style:family="paragraph" style:parent-style-name="Text_20_body">
      <style:text-properties style:font-name="Liberation Sans1" fo:language="en" fo:country="GB" officeooo:rsid="002841da" officeooo:paragraph-rsid="002841da"/>
    </style:style>
    <style:style style:name="P6" style:family="paragraph" style:parent-style-name="Text_20_body">
      <style:text-properties style:font-name="Liberation Sans1" fo:language="en" fo:country="GB" officeooo:rsid="00284d15" officeooo:paragraph-rsid="00284d15"/>
    </style:style>
    <style:style style:name="P7" style:family="paragraph" style:parent-style-name="Text_20_body">
      <style:text-properties style:font-name="Liberation Sans1" fo:language="en" fo:country="GB" officeooo:rsid="002d0bad" officeooo:paragraph-rsid="002d0bad"/>
    </style:style>
    <style:style style:name="P8" style:family="paragraph" style:parent-style-name="Text_20_body">
      <style:text-properties style:font-name="Liberation Sans1" fo:language="en" fo:country="GB" officeooo:rsid="00336089" officeooo:paragraph-rsid="00336089"/>
    </style:style>
    <style:style style:name="P9" style:family="paragraph" style:parent-style-name="Quotations">
      <style:text-properties style:font-name="Liberation Sans1" fo:language="en" fo:country="GB" officeooo:rsid="001ab95c" officeooo:paragraph-rsid="007e8d5b"/>
    </style:style>
    <style:style style:name="P10" style:family="paragraph" style:parent-style-name="Table_20_Contents">
      <style:text-properties style:font-name="Liberation Sans1" fo:language="en" fo:country="GB" officeooo:rsid="0076b0b2" officeooo:paragraph-rsid="0076b0b2"/>
    </style:style>
    <style:style style:name="P11" style:family="paragraph" style:parent-style-name="Text_20_body">
      <style:text-properties style:font-name="Liberation Sans1" fo:language="en" fo:country="GB" officeooo:rsid="00290d6f" officeooo:paragraph-rsid="007e791a"/>
    </style:style>
    <style:style style:name="P12" style:family="paragraph" style:parent-style-name="Text_20_body">
      <style:text-properties style:font-name="Liberation Sans1" officeooo:rsid="003978f8" officeooo:paragraph-rsid="003978f8"/>
    </style:style>
    <style:style style:name="P13" style:family="paragraph" style:parent-style-name="Text_20_body">
      <style:text-properties style:font-name="Liberation Sans1" officeooo:rsid="003978f8" officeooo:paragraph-rsid="007e8d5b"/>
    </style:style>
    <style:style style:name="P14" style:family="paragraph" style:parent-style-name="Text_20_body">
      <style:text-properties style:font-name="Liberation Sans1" officeooo:rsid="003e4f04" officeooo:paragraph-rsid="003e4f04"/>
    </style:style>
    <style:style style:name="P15" style:family="paragraph" style:parent-style-name="Text_20_body">
      <style:text-properties style:font-name="Liberation Sans1" officeooo:rsid="003ff667" officeooo:paragraph-rsid="003ff667"/>
    </style:style>
    <style:style style:name="P16" style:family="paragraph" style:parent-style-name="Text_20_body">
      <style:text-properties style:font-name="Liberation Sans1" officeooo:rsid="00421148" officeooo:paragraph-rsid="00421148"/>
    </style:style>
    <style:style style:name="P17" style:family="paragraph" style:parent-style-name="Text_20_body">
      <style:text-properties style:font-name="Liberation Sans1" officeooo:rsid="00421148" officeooo:paragraph-rsid="0042e989"/>
    </style:style>
    <style:style style:name="P18" style:family="paragraph" style:parent-style-name="Text_20_body">
      <style:text-properties style:font-name="Liberation Sans1" officeooo:rsid="0043aeec" officeooo:paragraph-rsid="0043aeec"/>
    </style:style>
    <style:style style:name="P19" style:family="paragraph" style:parent-style-name="Text_20_body">
      <style:text-properties style:font-name="Liberation Sans1" officeooo:rsid="005553cd" officeooo:paragraph-rsid="005553cd"/>
    </style:style>
    <style:style style:name="P20" style:family="paragraph" style:parent-style-name="Text_20_body">
      <style:text-properties style:font-name="Liberation Sans1" officeooo:rsid="005161cc" officeooo:paragraph-rsid="005161cc"/>
    </style:style>
    <style:style style:name="P21" style:family="paragraph" style:parent-style-name="Text_20_body">
      <style:text-properties style:font-name="Liberation Sans1" officeooo:rsid="005161cc" officeooo:paragraph-rsid="006849e5"/>
    </style:style>
    <style:style style:name="P22" style:family="paragraph" style:parent-style-name="Text_20_body">
      <style:text-properties style:font-name="Liberation Sans1" officeooo:rsid="006faac1" officeooo:paragraph-rsid="006faac1"/>
    </style:style>
    <style:style style:name="P23" style:family="paragraph" style:parent-style-name="Quotations">
      <style:text-properties style:font-name="Liberation Sans1" officeooo:rsid="001ab95c" officeooo:paragraph-rsid="0041d950"/>
    </style:style>
    <style:style style:name="P24" style:family="paragraph" style:parent-style-name="Quotations">
      <style:text-properties style:font-name="Liberation Sans1" officeooo:rsid="001ab95c" officeooo:paragraph-rsid="0042e989"/>
    </style:style>
    <style:style style:name="P25" style:family="paragraph" style:parent-style-name="Quotations">
      <style:text-properties style:font-name="Liberation Sans1" officeooo:rsid="001ab95c" officeooo:paragraph-rsid="00450799"/>
    </style:style>
    <style:style style:name="P26" style:family="paragraph" style:parent-style-name="Table_20_Contents">
      <style:text-properties style:font-name="Liberation Sans1"/>
    </style:style>
    <style:style style:name="P27" style:family="paragraph" style:parent-style-name="Table_20_Contents">
      <style:text-properties style:font-name="Liberation Sans1" fo:language="gd" fo:country="GB" officeooo:rsid="0076b0b2" officeooo:paragraph-rsid="0076b0b2"/>
    </style:style>
    <style:style style:name="P28" style:family="paragraph" style:parent-style-name="Table_20_Contents">
      <style:text-properties style:font-name="Liberation Sans1" fo:font-weight="bold" officeooo:rsid="0076b0b2" officeooo:paragraph-rsid="0076b0b2" style:font-weight-asian="bold" style:font-weight-complex="bold"/>
    </style:style>
    <style:style style:name="P29" style:family="paragraph" style:parent-style-name="Table_20_Contents">
      <style:paragraph-properties fo:text-align="start" style:justify-single-word="false"/>
      <style:text-properties style:font-name="Liberation Sans1" fo:font-weight="bold" officeooo:rsid="007e8d5b" officeooo:paragraph-rsid="007e8d5b" style:font-weight-asian="bold" style:font-weight-complex="bold"/>
    </style:style>
    <style:style style:name="P30" style:family="paragraph" style:parent-style-name="Table_20_Contents">
      <style:paragraph-properties fo:text-align="start" style:justify-single-word="false"/>
      <style:text-properties style:font-name="Liberation Sans1" fo:font-weight="bold" officeooo:rsid="007e8d5b" officeooo:paragraph-rsid="008026e4" style:font-weight-asian="bold" style:font-weight-complex="bold"/>
    </style:style>
    <style:style style:name="P31" style:family="paragraph" style:parent-style-name="Table_20_Contents">
      <style:paragraph-properties fo:text-align="start" style:justify-single-word="false"/>
      <style:text-properties style:font-name="Liberation Sans1" fo:font-weight="bold" officeooo:rsid="008026e4" officeooo:paragraph-rsid="008026e4" style:font-weight-asian="bold" style:font-weight-complex="bold"/>
    </style:style>
    <style:style style:name="P32" style:family="paragraph" style:parent-style-name="Table_20_Contents">
      <style:paragraph-properties fo:text-align="start" style:justify-single-word="false"/>
      <style:text-properties style:font-name="Liberation Sans1"/>
    </style:style>
    <style:style style:name="P33" style:family="paragraph" style:parent-style-name="Table_20_Contents">
      <style:paragraph-properties fo:text-align="start" style:justify-single-word="false"/>
      <style:text-properties style:font-name="Liberation Sans1" officeooo:rsid="007e8d5b" officeooo:paragraph-rsid="007e8d5b"/>
    </style:style>
    <style:style style:name="P34" style:family="paragraph" style:parent-style-name="Table_20_Contents">
      <style:paragraph-properties fo:text-align="start" style:justify-single-word="false"/>
      <style:text-properties style:font-name="Liberation Sans1" officeooo:rsid="008026e4" officeooo:paragraph-rsid="008026e4"/>
    </style:style>
    <style:style style:name="P35" style:family="paragraph" style:parent-style-name="Text_20_body">
      <style:text-properties fo:language="en" fo:country="GB"/>
    </style:style>
    <style:style style:name="P36" style:family="paragraph" style:parent-style-name="Text_20_body">
      <style:text-properties fo:language="en" fo:country="GB" officeooo:rsid="00143971" officeooo:paragraph-rsid="00143971"/>
    </style:style>
    <style:style style:name="P37" style:family="paragraph" style:parent-style-name="Text_20_body">
      <style:text-properties fo:language="en" fo:country="GB" officeooo:rsid="00255f43" officeooo:paragraph-rsid="002726a5"/>
    </style:style>
    <style:style style:name="P38" style:family="paragraph" style:parent-style-name="Text_20_body">
      <style:text-properties fo:language="en" fo:country="GB" officeooo:rsid="002726a5" officeooo:paragraph-rsid="002726a5"/>
    </style:style>
    <style:style style:name="P39" style:family="paragraph" style:parent-style-name="Text_20_body">
      <style:text-properties fo:language="en" fo:country="GB" officeooo:rsid="00169111" officeooo:paragraph-rsid="00169111"/>
    </style:style>
    <style:style style:name="P40" style:family="paragraph" style:parent-style-name="Text_20_body">
      <style:text-properties fo:language="en" fo:country="GB" officeooo:rsid="0018911f" officeooo:paragraph-rsid="001ab95c"/>
    </style:style>
    <style:style style:name="P41" style:family="paragraph" style:parent-style-name="Text_20_body">
      <style:paragraph-properties fo:text-align="start" style:justify-single-word="false"/>
      <style:text-properties fo:language="en" fo:country="GB" officeooo:rsid="0018911f" officeooo:paragraph-rsid="001ab95c"/>
    </style:style>
    <style:style style:name="P42" style:family="paragraph" style:parent-style-name="Quotations">
      <style:text-properties fo:language="en" fo:country="GB" officeooo:rsid="0018911f" officeooo:paragraph-rsid="0018911f"/>
    </style:style>
    <style:style style:name="P43" style:family="paragraph" style:parent-style-name="Text_20_body">
      <style:paragraph-properties fo:text-align="start" style:justify-single-word="false"/>
      <style:text-properties fo:language="en" fo:country="GB" officeooo:rsid="001ab95c" officeooo:paragraph-rsid="001ab95c"/>
    </style:style>
    <style:style style:name="P44" style:family="paragraph" style:parent-style-name="Text_20_body">
      <style:text-properties fo:language="en" fo:country="GB" officeooo:rsid="001ab95c" officeooo:paragraph-rsid="001ab95c"/>
    </style:style>
    <style:style style:name="P45" style:family="paragraph" style:parent-style-name="Quotations">
      <style:text-properties fo:language="en" fo:country="GB" officeooo:rsid="001ab95c" officeooo:paragraph-rsid="001f9c53"/>
    </style:style>
    <style:style style:name="P46" style:family="paragraph" style:parent-style-name="Text_20_body">
      <style:text-properties fo:language="en" fo:country="GB" officeooo:rsid="00189b8c" officeooo:paragraph-rsid="00189b8c"/>
    </style:style>
    <style:style style:name="P47"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48" style:family="paragraph" style:parent-style-name="Text_20_body">
      <style:text-properties fo:language="en" fo:country="GB" officeooo:rsid="0017eeca" officeooo:paragraph-rsid="0017eeca"/>
    </style:style>
    <style:style style:name="P49" style:family="paragraph" style:parent-style-name="Text_20_body">
      <style:text-properties fo:language="en" fo:country="GB" officeooo:rsid="001a6c9b" officeooo:paragraph-rsid="001a6c9b"/>
    </style:style>
    <style:style style:name="P50" style:family="paragraph" style:parent-style-name="Text_20_body">
      <style:text-properties fo:language="en" fo:country="GB" officeooo:rsid="001f9c53" officeooo:paragraph-rsid="001f9c53"/>
    </style:style>
    <style:style style:name="P51" style:family="paragraph" style:parent-style-name="Quotations">
      <style:paragraph-properties fo:margin-left="0cm" fo:margin-right="1cm" fo:text-indent="0cm" style:auto-text-indent="false"/>
      <style:text-properties fo:language="en" fo:country="GB" officeooo:rsid="001f9c53" officeooo:paragraph-rsid="001f9c53"/>
    </style:style>
    <style:style style:name="P52" style:family="paragraph" style:parent-style-name="Text_20_body">
      <style:text-properties fo:language="en" fo:country="GB" officeooo:rsid="00100302" officeooo:paragraph-rsid="00100302"/>
    </style:style>
    <style:style style:name="P53" style:family="paragraph" style:parent-style-name="Text_20_body">
      <style:text-properties fo:language="en" fo:country="GB" officeooo:rsid="00102d20" officeooo:paragraph-rsid="00102d20"/>
    </style:style>
    <style:style style:name="P54" style:family="paragraph" style:parent-style-name="Text_20_body">
      <style:text-properties fo:language="en" fo:country="GB" officeooo:rsid="000fb1ef" officeooo:paragraph-rsid="000fb1ef"/>
    </style:style>
    <style:style style:name="P55" style:family="paragraph" style:parent-style-name="Text_20_body">
      <style:text-properties fo:language="en" fo:country="GB" officeooo:rsid="000d26b0" officeooo:paragraph-rsid="000d26b0"/>
    </style:style>
    <style:style style:name="P56" style:family="paragraph" style:parent-style-name="Text_20_body">
      <style:text-properties fo:language="en" fo:country="GB" officeooo:rsid="000bbafd" officeooo:paragraph-rsid="000d26b0"/>
    </style:style>
    <style:style style:name="P57" style:family="paragraph" style:parent-style-name="Text_20_body">
      <style:text-properties fo:language="en" fo:country="GB" officeooo:rsid="000bbafd" officeooo:paragraph-rsid="000bbafd"/>
    </style:style>
    <style:style style:name="P58" style:family="paragraph" style:parent-style-name="Text_20_body">
      <style:text-properties fo:language="en" fo:country="GB" officeooo:rsid="000da2a3" officeooo:paragraph-rsid="000da2a3"/>
    </style:style>
    <style:style style:name="P59" style:family="paragraph" style:parent-style-name="Text_20_body">
      <style:text-properties fo:language="en" fo:country="GB" officeooo:rsid="000e55f4" officeooo:paragraph-rsid="000e55f4"/>
    </style:style>
    <style:style style:name="P60" style:family="paragraph" style:parent-style-name="Text_20_body">
      <style:text-properties fo:language="en" fo:country="GB" officeooo:rsid="002d0bad" officeooo:paragraph-rsid="002d0bad"/>
    </style:style>
    <style:style style:name="P61" style:family="paragraph" style:parent-style-name="Quotations">
      <style:text-properties fo:language="en" fo:country="GB" officeooo:rsid="002d0bad" officeooo:paragraph-rsid="002d56a1"/>
    </style:style>
    <style:style style:name="P62" style:family="paragraph" style:parent-style-name="Quotations">
      <style:text-properties fo:language="en" fo:country="GB" officeooo:rsid="002d0bad" officeooo:paragraph-rsid="002e18a8"/>
    </style:style>
    <style:style style:name="P63" style:family="paragraph" style:parent-style-name="Text_20_body">
      <style:text-properties fo:language="en" fo:country="GB" officeooo:rsid="0030a3f6" officeooo:paragraph-rsid="0030a3f6"/>
    </style:style>
    <style:style style:name="P64" style:family="paragraph" style:parent-style-name="Text_20_body">
      <style:text-properties fo:language="en" fo:country="GB" officeooo:rsid="00321281" officeooo:paragraph-rsid="00321281"/>
    </style:style>
    <style:style style:name="P65" style:family="paragraph" style:parent-style-name="Text_20_body">
      <style:text-properties fo:language="en" fo:country="GB" officeooo:rsid="0035f725" officeooo:paragraph-rsid="0035f725"/>
    </style:style>
    <style:style style:name="P66" style:family="paragraph" style:parent-style-name="Text_20_body">
      <style:text-properties fo:language="en" fo:country="GB" officeooo:rsid="0037cc16" officeooo:paragraph-rsid="0037cc16"/>
    </style:style>
    <style:style style:name="P67" style:family="paragraph" style:parent-style-name="Title">
      <style:text-properties fo:language="en" fo:country="GB" officeooo:rsid="0005bcd5" officeooo:paragraph-rsid="0005bcd5"/>
    </style:style>
    <style:style style:name="P68" style:family="paragraph" style:parent-style-name="Preformatted_20_Text">
      <style:text-properties fo:language="en" fo:country="GB"/>
    </style:style>
    <style:style style:name="P69" style:family="paragraph" style:parent-style-name="Quotations">
      <style:text-properties fo:language="en" fo:country="GB"/>
    </style:style>
    <style:style style:name="P70" style:family="paragraph" style:parent-style-name="Quotations">
      <style:text-properties fo:language="en" fo:country="GB" officeooo:paragraph-rsid="0018911f"/>
    </style:style>
    <style:style style:name="P71" style:family="paragraph" style:parent-style-name="Quotations">
      <style:text-properties fo:language="en" fo:country="GB" officeooo:paragraph-rsid="00185a1c"/>
    </style:style>
    <style:style style:name="P72" style:family="paragraph" style:parent-style-name="Quotations">
      <style:text-properties fo:language="en" fo:country="GB" officeooo:paragraph-rsid="001f9c53"/>
    </style:style>
    <style:style style:name="P73" style:family="paragraph" style:parent-style-name="Quotations">
      <style:text-properties fo:language="en" fo:country="GB" officeooo:paragraph-rsid="002d56a1"/>
    </style:style>
    <style:style style:name="P74" style:family="paragraph" style:parent-style-name="Quotations">
      <style:text-properties fo:language="en" fo:country="GB" officeooo:paragraph-rsid="002e18a8"/>
    </style:style>
    <style:style style:name="P75" style:family="paragraph" style:parent-style-name="Quotations">
      <style:text-properties fo:language="en" fo:country="GB" officeooo:paragraph-rsid="003978f8"/>
    </style:style>
    <style:style style:name="P76" style:family="paragraph" style:parent-style-name="Quotations">
      <style:text-properties fo:language="en" fo:country="GB" officeooo:paragraph-rsid="003b2c90"/>
    </style:style>
    <style:style style:name="P77" style:family="paragraph" style:parent-style-name="Quotations">
      <style:text-properties fo:language="en" fo:country="GB" officeooo:paragraph-rsid="0041d950"/>
    </style:style>
    <style:style style:name="P78" style:family="paragraph" style:parent-style-name="Quotations">
      <style:text-properties fo:language="en" fo:country="GB" officeooo:paragraph-rsid="0042e989"/>
    </style:style>
    <style:style style:name="P79"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80" style:family="paragraph" style:parent-style-name="Standard">
      <style:text-properties fo:language="en" fo:country="GB"/>
    </style:style>
    <style:style style:name="P81" style:family="paragraph" style:parent-style-name="Text_20_body">
      <style:text-properties fo:language="gd" fo:country="GB" officeooo:rsid="003444db" officeooo:paragraph-rsid="003444db"/>
    </style:style>
    <style:style style:name="P82" style:family="paragraph" style:parent-style-name="Text_20_body">
      <style:text-properties officeooo:rsid="0030a3f6" officeooo:paragraph-rsid="00336089"/>
    </style:style>
    <style:style style:name="P83" style:family="paragraph" style:parent-style-name="Text_20_body">
      <style:text-properties officeooo:rsid="00336089" officeooo:paragraph-rsid="00336089"/>
    </style:style>
    <style:style style:name="P84" style:family="paragraph" style:parent-style-name="Text_20_body">
      <style:text-properties officeooo:paragraph-rsid="00336089"/>
    </style:style>
    <style:style style:name="P85" style:family="paragraph" style:parent-style-name="Text_20_body">
      <style:text-properties officeooo:rsid="0038a13a" officeooo:paragraph-rsid="0038a13a"/>
    </style:style>
    <style:style style:name="P86" style:family="paragraph" style:parent-style-name="Text_20_body">
      <style:text-properties officeooo:rsid="004ed950" officeooo:paragraph-rsid="004ed950"/>
    </style:style>
    <style:style style:name="P87" style:family="paragraph" style:parent-style-name="Text_20_body">
      <style:text-properties officeooo:rsid="004ff6ce" officeooo:paragraph-rsid="004ff6ce"/>
    </style:style>
    <style:style style:name="P88" style:family="paragraph" style:parent-style-name="Text_20_body">
      <style:text-properties officeooo:rsid="005044ed" officeooo:paragraph-rsid="005044ed"/>
    </style:style>
    <style:style style:name="P89" style:family="paragraph" style:parent-style-name="Text_20_body">
      <style:text-properties officeooo:rsid="00563224" officeooo:paragraph-rsid="00563224"/>
    </style:style>
    <style:style style:name="P90" style:family="paragraph" style:parent-style-name="Text_20_body">
      <style:text-properties officeooo:rsid="0057e699" officeooo:paragraph-rsid="0057e699"/>
    </style:style>
    <style:style style:name="P91" style:family="paragraph" style:parent-style-name="Text_20_body">
      <style:text-properties officeooo:rsid="00584303" officeooo:paragraph-rsid="00584303"/>
    </style:style>
    <style:style style:name="P92" style:family="paragraph" style:parent-style-name="Text_20_body">
      <style:text-properties officeooo:rsid="005b6693" officeooo:paragraph-rsid="005d17fd"/>
    </style:style>
    <style:style style:name="P93" style:family="paragraph" style:parent-style-name="Text_20_body">
      <style:text-properties officeooo:rsid="005d17fd" officeooo:paragraph-rsid="005d17fd"/>
    </style:style>
    <style:style style:name="P94" style:family="paragraph" style:parent-style-name="Text_20_body">
      <style:text-properties officeooo:rsid="005d17fd" officeooo:paragraph-rsid="00719f0f"/>
    </style:style>
    <style:style style:name="P95" style:family="paragraph" style:parent-style-name="Text_20_body">
      <style:text-properties officeooo:rsid="006061db" officeooo:paragraph-rsid="006061db"/>
    </style:style>
    <style:style style:name="P96" style:family="paragraph" style:parent-style-name="Text_20_body">
      <style:text-properties officeooo:rsid="0068aa9f" officeooo:paragraph-rsid="0068aa9f"/>
    </style:style>
    <style:style style:name="P97" style:family="paragraph" style:parent-style-name="Text_20_body">
      <style:text-properties officeooo:rsid="006e00c1" officeooo:paragraph-rsid="006e00c1"/>
    </style:style>
    <style:style style:name="P98" style:family="paragraph" style:parent-style-name="Text_20_body">
      <style:text-properties officeooo:rsid="006faac1" officeooo:paragraph-rsid="006faac1"/>
    </style:style>
    <style:style style:name="P99" style:family="paragraph" style:parent-style-name="Quotations">
      <style:text-properties officeooo:paragraph-rsid="0029ad8c"/>
    </style:style>
    <style:style style:name="P100" style:family="paragraph" style:parent-style-name="Quotations">
      <style:text-properties officeooo:rsid="005553cd" officeooo:paragraph-rsid="005553cd"/>
    </style:style>
    <style:style style:name="P101" style:family="paragraph" style:parent-style-name="Quotations">
      <style:text-properties officeooo:rsid="0059687f" officeooo:paragraph-rsid="0059687f"/>
    </style:style>
    <style:style style:name="P102" style:family="paragraph" style:parent-style-name="Quotations">
      <style:text-properties officeooo:paragraph-rsid="005b6693"/>
    </style:style>
    <style:style style:name="P103" style:family="paragraph" style:parent-style-name="Quotations">
      <style:text-properties officeooo:paragraph-rsid="005d17fd"/>
    </style:style>
    <style:style style:name="P104"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105"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106"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107"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108"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109"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110"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111"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112" style:family="paragraph" style:parent-style-name="Standard">
      <style:paragraph-properties fo:text-align="start" style:justify-single-word="false">
        <style:tab-stops/>
      </style:paragraph-properties>
      <style:text-properties style:font-name="Liberation Sans" fo:language="en" fo:country="GB"/>
    </style:style>
    <style:style style:name="P113"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114"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115"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6df028"/>
    </style:style>
    <style:style style:name="P116"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71670b"/>
    </style:style>
    <style:style style:name="P117"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118" style:family="paragraph" style:parent-style-name="Standard">
      <style:paragraph-properties fo:text-align="start" style:justify-single-word="false">
        <style:tab-stops/>
      </style:paragraph-properties>
      <style:text-properties style:font-name="Liberation Sans" fo:language="en" fo:country="GB" officeooo:rsid="0068aa9f" officeooo:paragraph-rsid="0068aa9f"/>
    </style:style>
    <style:style style:name="P119" style:family="paragraph" style:parent-style-name="Standard">
      <style:paragraph-properties fo:text-align="start" style:justify-single-word="false">
        <style:tab-stops/>
      </style:paragraph-properties>
      <style:text-properties style:font-name="Liberation Sans" fo:language="en" fo:country="GB" officeooo:rsid="006b0338" officeooo:paragraph-rsid="006b0338"/>
    </style:style>
    <style:style style:name="P120"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121"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122"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123"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124"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125"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126"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127"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128"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129"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130" style:family="paragraph" style:parent-style-name="Standard">
      <style:paragraph-properties fo:text-align="start" style:justify-single-word="false">
        <style:tab-stops/>
      </style:paragraph-properties>
      <style:text-properties style:font-name="Liberation Sans" fo:language="gd" fo:country="GB" officeooo:rsid="005044ed" officeooo:paragraph-rsid="005161cc"/>
    </style:style>
    <style:style style:name="P131" style:family="paragraph" style:parent-style-name="Standard">
      <style:text-properties officeooo:paragraph-rsid="004448d1"/>
    </style:style>
    <style:style style:name="P132" style:family="paragraph" style:parent-style-name="Text_20_body">
      <style:text-properties officeooo:rsid="0062e249" officeooo:paragraph-rsid="0062e249"/>
    </style:style>
    <style:style style:name="P133" style:family="paragraph" style:parent-style-name="Text_20_body">
      <style:text-properties officeooo:rsid="003b2c90" officeooo:paragraph-rsid="008026e4"/>
    </style:style>
    <style:style style:name="P134" style:family="paragraph" style:parent-style-name="Text_20_body">
      <style:text-properties officeooo:rsid="008026e4" officeooo:paragraph-rsid="008026e4"/>
    </style:style>
    <style:style style:name="P135" style:family="paragraph" style:parent-style-name="Heading_20_1">
      <style:text-properties style:font-name="Liberation Sans" fo:font-size="18.2000007629395pt" fo:language="en" fo:country="GB" fo:font-weight="bold" officeooo:rsid="0010c1bb" officeooo:paragraph-rsid="0010c1bb" style:font-name-asian="Microsoft YaHei" style:font-size-asian="18.2000007629395pt" style:font-weight-asian="bold" style:font-name-complex="Lucida Sans1" style:font-size-complex="18.2000007629395pt" style:font-weight-complex="bold"/>
    </style:style>
    <style:style style:name="P136" style:family="paragraph" style:parent-style-name="Heading_20_1">
      <style:text-properties style:font-name="Liberation Sans" fo:font-size="18.2000007629395pt" fo:language="en" fo:country="GB" fo:font-weight="bold" officeooo:rsid="00100302" officeooo:paragraph-rsid="00100302" style:font-name-asian="Microsoft YaHei" style:font-size-asian="18.2000007629395pt" style:font-weight-asian="bold" style:font-name-complex="Lucida Sans1" style:font-size-complex="18.2000007629395pt" style:font-weight-complex="bold"/>
    </style:style>
    <style:style style:name="P137" style:family="paragraph" style:parent-style-name="Heading_20_1">
      <style:text-properties style:font-name="Liberation Sans" fo:font-size="18.2000007629395pt" fo:language="en" fo:country="GB" fo:font-weight="bold" officeooo:rsid="000fb1ef" officeooo:paragraph-rsid="000fb1ef" style:font-name-asian="Microsoft YaHei" style:font-size-asian="18.2000007629395pt" style:font-weight-asian="bold" style:font-name-complex="Lucida Sans1" style:font-size-complex="18.2000007629395pt" style:font-weight-complex="bold"/>
    </style:style>
    <style:style style:name="P138" style:family="paragraph" style:parent-style-name="Heading_20_1">
      <style:text-properties fo:language="en" fo:country="GB" officeooo:rsid="00169111" officeooo:paragraph-rsid="00169111"/>
    </style:style>
    <style:style style:name="P139" style:family="paragraph" style:parent-style-name="Heading_20_1">
      <style:text-properties fo:language="en" fo:country="GB" officeooo:rsid="0017eeca" officeooo:paragraph-rsid="0017eeca"/>
    </style:style>
    <style:style style:name="P140" style:family="paragraph" style:parent-style-name="Heading_20_2">
      <style:text-properties officeooo:paragraph-rsid="005b6693"/>
    </style:style>
    <style:style style:name="P141" style:family="paragraph" style:parent-style-name="Heading_20_2">
      <style:text-properties fo:language="en" fo:country="GB"/>
    </style:style>
    <style:style style:name="P142" style:family="paragraph" style:parent-style-name="Heading_20_2">
      <style:text-properties fo:language="en" fo:country="GB" officeooo:rsid="00255f43" officeooo:paragraph-rsid="0033410b"/>
    </style:style>
    <style:style style:name="P143" style:family="paragraph" style:parent-style-name="Heading_20_2">
      <style:text-properties fo:language="en" fo:country="GB" officeooo:rsid="00169111" officeooo:paragraph-rsid="00169111"/>
    </style:style>
    <style:style style:name="P144" style:family="paragraph" style:parent-style-name="Heading_20_2">
      <style:text-properties fo:language="en" fo:country="GB" officeooo:rsid="0037cc16" officeooo:paragraph-rsid="0037cc16"/>
    </style:style>
    <style:style style:name="P145" style:family="paragraph" style:parent-style-name="Heading_20_2">
      <style:text-properties fo:language="en" fo:country="GB" officeooo:rsid="0018911f" officeooo:paragraph-rsid="0018911f"/>
    </style:style>
    <style:style style:name="P146" style:family="paragraph" style:parent-style-name="Heading_20_2">
      <style:text-properties fo:language="en" fo:country="GB" officeooo:rsid="0017eeca" officeooo:paragraph-rsid="0017eeca"/>
    </style:style>
    <style:style style:name="P147" style:family="paragraph" style:parent-style-name="Heading_20_2">
      <style:text-properties fo:language="en" fo:country="GB" officeooo:rsid="00189b8c"/>
    </style:style>
    <style:style style:name="P148" style:family="paragraph" style:parent-style-name="Heading_20_2">
      <style:text-properties fo:language="en" fo:country="GB" officeooo:rsid="00100302" officeooo:paragraph-rsid="00100302"/>
    </style:style>
    <style:style style:name="P149" style:family="paragraph" style:parent-style-name="Heading_20_2">
      <style:text-properties fo:language="en" fo:country="GB" officeooo:rsid="00102d20" officeooo:paragraph-rsid="00102d20"/>
    </style:style>
    <style:style style:name="P150" style:family="paragraph" style:parent-style-name="Heading_20_2">
      <style:text-properties officeooo:rsid="004ed950" officeooo:paragraph-rsid="004ed950"/>
    </style:style>
    <style:style style:name="P151" style:family="paragraph" style:parent-style-name="Heading_20_2">
      <style:text-properties fo:language="gd" fo:country="GB" officeooo:rsid="002841da" officeooo:paragraph-rsid="0037cc16"/>
    </style:style>
    <style:style style:name="P152" style:family="paragraph" style:parent-style-name="Heading_20_2">
      <style:text-properties officeooo:rsid="0037cc16" officeooo:paragraph-rsid="0037cc16"/>
    </style:style>
    <style:style style:name="P153" style:family="paragraph" style:parent-style-name="Heading_20_2">
      <style:text-properties officeooo:paragraph-rsid="003b2c90"/>
    </style:style>
    <style:style style:name="P154" style:family="paragraph" style:parent-style-name="Heading_20_2">
      <style:text-properties officeooo:paragraph-rsid="0042e989"/>
    </style:style>
    <style:style style:name="P155" style:family="paragraph" style:parent-style-name="Heading_20_2">
      <style:text-properties officeooo:rsid="0085ef6a" officeooo:paragraph-rsid="0085ef6a"/>
    </style:style>
    <style:style style:name="P156" style:family="paragraph" style:parent-style-name="Heading_20_2">
      <style:text-properties officeooo:paragraph-rsid="0085ef6a"/>
    </style:style>
    <style:style style:name="P157" style:family="paragraph" style:parent-style-name="Heading_20_2">
      <style:text-properties officeooo:paragraph-rsid="008b5afb"/>
    </style:style>
    <style:style style:name="P158" style:family="paragraph" style:parent-style-name="Heading_20_3">
      <style:text-properties officeooo:paragraph-rsid="00336089"/>
    </style:style>
    <style:style style:name="P159" style:family="paragraph" style:parent-style-name="Heading_20_3">
      <style:text-properties officeooo:rsid="004ff6ce" officeooo:paragraph-rsid="004ff6ce"/>
    </style:style>
    <style:style style:name="P160" style:family="paragraph" style:parent-style-name="Heading_20_3">
      <style:text-properties officeooo:rsid="004ed950" officeooo:paragraph-rsid="005044ed"/>
    </style:style>
    <style:style style:name="P161" style:family="paragraph" style:parent-style-name="Heading_20_3">
      <style:text-properties officeooo:rsid="004ed950" officeooo:paragraph-rsid="004ed950"/>
    </style:style>
    <style:style style:name="P162" style:family="paragraph" style:parent-style-name="Heading_20_3">
      <style:text-properties fo:language="en" fo:country="GB"/>
    </style:style>
    <style:style style:name="P163" style:family="paragraph" style:parent-style-name="Heading_20_4">
      <style:text-properties officeooo:paragraph-rsid="005d17fd"/>
    </style:style>
    <style:style style:name="P164" style:family="paragraph" style:parent-style-name="Heading_20_4">
      <style:text-properties officeooo:rsid="005b6693" officeooo:paragraph-rsid="005b6693"/>
    </style:style>
    <style:style style:name="P165" style:family="paragraph" style:parent-style-name="Heading_20_4">
      <style:text-properties officeooo:rsid="006061db" officeooo:paragraph-rsid="006061db"/>
    </style:style>
    <style:style style:name="P166" style:family="paragraph" style:parent-style-name="Heading_20_4">
      <style:text-properties fo:language="en" fo:country="GB"/>
    </style:style>
    <style:style style:name="P167" style:family="paragraph" style:parent-style-name="Quotations">
      <style:text-properties fo:language="en" fo:country="GB" officeooo:paragraph-rsid="00450799"/>
    </style:style>
    <style:style style:name="P168" style:family="paragraph" style:parent-style-name="Quotations">
      <style:text-properties fo:language="en" fo:country="GB" officeooo:paragraph-rsid="0085ef6a"/>
    </style:style>
    <style:style style:name="P169" style:family="paragraph" style:parent-style-name="Quotations">
      <style:text-properties style:font-name="Liberation Sans1" fo:language="en" fo:country="GB" officeooo:rsid="001ab95c" officeooo:paragraph-rsid="0085ef6a"/>
    </style:style>
    <style:style style:name="P170" style:family="paragraph" style:parent-style-name="Quotations">
      <style:text-properties style:font-name="Liberation Sans1" fo:language="en" fo:country="GB" officeooo:rsid="001ab95c" officeooo:paragraph-rsid="003978f8"/>
    </style:style>
    <style:style style:name="P171" style:family="paragraph" style:parent-style-name="Text_20_body" style:list-style-name="L1">
      <style:text-properties style:font-name="Liberation Sans1" fo:language="en" fo:country="GB" officeooo:rsid="0010c1bb" officeooo:paragraph-rsid="0010c1bb"/>
    </style:style>
    <style:style style:name="P172" style:family="paragraph" style:parent-style-name="Text_20_body" style:list-style-name="L7">
      <style:text-properties style:font-name="Liberation Sans1" officeooo:rsid="005161cc" officeooo:paragraph-rsid="005161cc"/>
    </style:style>
    <style:style style:name="P173" style:family="paragraph" style:parent-style-name="Text_20_body" style:list-style-name="L7">
      <style:text-properties style:font-name="Liberation Sans1" officeooo:rsid="005161cc" officeooo:paragraph-rsid="0051886e"/>
    </style:style>
    <style:style style:name="P174" style:family="paragraph" style:parent-style-name="Text_20_body" style:list-style-name="L2">
      <style:text-properties fo:language="en" fo:country="GB" officeooo:rsid="005b6693" officeooo:paragraph-rsid="005b6693"/>
    </style:style>
    <style:style style:name="P175" style:family="paragraph" style:parent-style-name="Text_20_body" style:list-style-name="L4">
      <style:text-properties fo:language="en" fo:country="GB" officeooo:rsid="00255f43" officeooo:paragraph-rsid="00255f43"/>
    </style:style>
    <style:style style:name="P176" style:family="paragraph" style:parent-style-name="Text_20_body" style:list-style-name="L4">
      <style:text-properties fo:language="en" fo:country="GB" officeooo:rsid="002726a5" officeooo:paragraph-rsid="002726a5"/>
    </style:style>
    <style:style style:name="P177" style:family="paragraph" style:parent-style-name="Text_20_body" style:list-style-name="L5">
      <style:text-properties fo:language="en" fo:country="GB" officeooo:rsid="00169111" officeooo:paragraph-rsid="00169111"/>
    </style:style>
    <style:style style:name="P178" style:family="paragraph" style:parent-style-name="Text_20_body" style:list-style-name="L6">
      <style:paragraph-properties fo:text-align="start" style:justify-single-word="false"/>
      <style:text-properties fo:language="en" fo:country="GB" officeooo:rsid="001ab95c" officeooo:paragraph-rsid="001ab95c"/>
    </style:style>
    <style:style style:name="P179" style:family="paragraph" style:parent-style-name="Text_20_body" style:list-style-name="L9">
      <style:text-properties fo:language="en" fo:country="GB" officeooo:rsid="003d0cb7" officeooo:paragraph-rsid="003d0cb7"/>
    </style:style>
    <style:style style:name="P180" style:family="paragraph" style:parent-style-name="Text_20_body" style:list-style-name="L3">
      <style:text-properties officeooo:rsid="006e00c1" officeooo:paragraph-rsid="006e00c1"/>
    </style:style>
    <style:style style:name="P181" style:family="paragraph" style:parent-style-name="Text_20_body" style:list-style-name="L8">
      <style:text-properties fo:language="gd" fo:country="GB" officeooo:rsid="006061db" officeooo:paragraph-rsid="006061db"/>
    </style:style>
    <style:style style:name="P182" style:family="paragraph" style:parent-style-name="Text_20_body" style:list-style-name="L9">
      <style:text-properties officeooo:rsid="003d0cb7" officeooo:paragraph-rsid="003d0cb7"/>
    </style:style>
    <style:style style:name="P183" style:family="paragraph" style:parent-style-name="Text_20_body">
      <style:text-properties officeooo:rsid="008026e4" officeooo:paragraph-rsid="008026e4"/>
    </style:style>
    <style:style style:name="P184" style:family="paragraph" style:parent-style-name="Text_20_body">
      <style:text-properties officeooo:rsid="003b2c90" officeooo:paragraph-rsid="008026e4"/>
    </style:style>
    <style:style style:name="P185" style:family="paragraph" style:parent-style-name="Text_20_body">
      <style:text-properties officeooo:rsid="0085ef6a" officeooo:paragraph-rsid="0085ef6a"/>
    </style:style>
    <style:style style:name="P186" style:family="paragraph" style:parent-style-name="Text_20_body">
      <style:text-properties officeooo:rsid="00872f58" officeooo:paragraph-rsid="00872f58"/>
    </style:style>
    <style:style style:name="P187" style:family="paragraph" style:parent-style-name="Text_20_body">
      <style:text-properties officeooo:rsid="008b5afb" officeooo:paragraph-rsid="008b5afb"/>
    </style:style>
    <style:style style:name="P1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style:font-name="Liberation Sans1" fo:font-weight="bold" style:font-weight-asian="bold" style:font-weight-complex="bold"/>
    </style:style>
    <style:style style:name="T6" style:family="text">
      <style:text-properties style:font-name="Liberation Sans1" fo:font-weight="bold" officeooo:rsid="00185a1c" style:font-weight-asian="bold" style:font-weight-complex="bold"/>
    </style:style>
    <style:style style:name="T7" style:family="text">
      <style:text-properties style:font-name="Liberation Sans1" fo:font-weight="bold" officeooo:rsid="005e5f7b" style:font-weight-asian="bold" style:font-weight-complex="bold"/>
    </style:style>
    <style:style style:name="T8" style:family="text">
      <style:text-properties style:font-name="Liberation Sans1" fo:font-weight="bold" officeooo:rsid="0018911f" style:font-weight-asian="bold" style:font-weight-complex="bold"/>
    </style:style>
    <style:style style:name="T9" style:family="text">
      <style:text-properties style:font-name="Liberation Sans1" officeooo:rsid="00169111"/>
    </style:style>
    <style:style style:name="T10" style:family="text">
      <style:text-properties style:font-name="Liberation Sans1" officeooo:rsid="00185a1c"/>
    </style:style>
    <style:style style:name="T11" style:family="text">
      <style:text-properties style:font-name="Liberation Sans1" officeooo:rsid="0018911f"/>
    </style:style>
    <style:style style:name="T12" style:family="text">
      <style:text-properties style:font-name="Liberation Sans1" officeooo:rsid="00189b8c"/>
    </style:style>
    <style:style style:name="T13" style:family="text">
      <style:text-properties style:font-name="Liberation Sans1" officeooo:rsid="001ab95c"/>
    </style:style>
    <style:style style:name="T14" style:family="text">
      <style:text-properties style:font-name="Liberation Sans1" officeooo:rsid="001f9c53"/>
    </style:style>
    <style:style style:name="T15" style:family="text">
      <style:text-properties style:font-name="Liberation Sans1" officeooo:rsid="00253e1e"/>
    </style:style>
    <style:style style:name="T16" style:family="text">
      <style:text-properties style:font-name="Liberation Sans1" fo:language="en" fo:country="GB" officeooo:rsid="0061bbf7"/>
    </style:style>
    <style:style style:name="T17" style:family="text">
      <style:text-properties style:font-name="Liberation Sans1" fo:language="en" fo:country="GB" officeooo:rsid="006240aa"/>
    </style:style>
    <style:style style:name="T18" style:family="text">
      <style:text-properties style:font-name="Liberation Sans1" fo:language="gd" fo:country="GB" fo:font-weight="normal" officeooo:rsid="003e4f04" style:font-weight-asian="normal" style:font-weight-complex="normal"/>
    </style:style>
    <style:style style:name="T19" style:family="text">
      <style:text-properties style:font-name="Liberation Sans1" officeooo:rsid="002e18a8"/>
    </style:style>
    <style:style style:name="T20" style:family="text">
      <style:text-properties style:font-name="Liberation Sans1" officeooo:rsid="003978f8"/>
    </style:style>
    <style:style style:name="T21" style:family="text">
      <style:text-properties style:font-name="Liberation Sans1" fo:font-weight="normal" officeooo:rsid="003978f8" style:font-weight-asian="normal" style:font-weight-complex="normal"/>
    </style:style>
    <style:style style:name="T22" style:family="text">
      <style:text-properties style:font-name="Liberation Sans1" fo:font-weight="normal" officeooo:rsid="003b2c90" style:font-weight-asian="normal" style:font-weight-complex="normal"/>
    </style:style>
    <style:style style:name="T23" style:family="text">
      <style:text-properties style:font-name="Liberation Sans1" fo:font-weight="normal" officeooo:rsid="003e4f04" style:font-weight-asian="normal" style:font-weight-complex="normal"/>
    </style:style>
    <style:style style:name="T24" style:family="text">
      <style:text-properties style:font-name="Liberation Sans1" fo:font-weight="normal" officeooo:rsid="0041d950" style:font-weight-asian="normal" style:font-weight-complex="normal"/>
    </style:style>
    <style:style style:name="T25" style:family="text">
      <style:text-properties style:font-name="Liberation Sans1" fo:font-weight="normal" officeooo:rsid="0042e989" style:font-weight-asian="normal" style:font-weight-complex="normal"/>
    </style:style>
    <style:style style:name="T26" style:family="text">
      <style:text-properties style:font-name="Liberation Sans1" fo:font-weight="normal" officeooo:rsid="00450799" style:font-weight-asian="normal" style:font-weight-complex="normal"/>
    </style:style>
    <style:style style:name="T27" style:family="text">
      <style:text-properties style:font-name="Liberation Sans1" fo:font-weight="normal" officeooo:rsid="001f9c53" style:font-weight-asian="normal" style:font-weight-complex="normal"/>
    </style:style>
    <style:style style:name="T28" style:family="text">
      <style:text-properties style:font-name="Liberation Sans1" fo:font-weight="normal" officeooo:rsid="002d56a1" style:font-weight-asian="normal" style:font-weight-complex="normal"/>
    </style:style>
    <style:style style:name="T29" style:family="text">
      <style:text-properties style:font-name="Liberation Sans1" fo:font-weight="normal" officeooo:rsid="002e18a8" style:font-weight-asian="normal" style:font-weight-complex="normal"/>
    </style:style>
    <style:style style:name="T30" style:family="text">
      <style:text-properties style:font-name="Liberation Sans1" fo:font-weight="normal" officeooo:rsid="007e8d5b" style:font-weight-asian="normal" style:font-weight-complex="normal"/>
    </style:style>
    <style:style style:name="T31" style:family="text">
      <style:text-properties style:font-name="Liberation Sans1" fo:font-weight="normal" officeooo:rsid="0085ef6a" style:font-weight-asian="normal" style:font-weight-complex="normal"/>
    </style:style>
    <style:style style:name="T32" style:family="text">
      <style:text-properties style:font-name="Liberation Sans1" officeooo:rsid="003b2c90"/>
    </style:style>
    <style:style style:name="T33" style:family="text">
      <style:text-properties style:font-name="Liberation Sans1" officeooo:rsid="00489729"/>
    </style:style>
    <style:style style:name="T34" style:family="text">
      <style:text-properties style:font-name="Liberation Sans1" officeooo:rsid="005553cd"/>
    </style:style>
    <style:style style:name="T35" style:family="text">
      <style:text-properties style:font-name="Liberation Sans1" officeooo:rsid="00584303"/>
    </style:style>
    <style:style style:name="T36" style:family="text">
      <style:text-properties style:font-name="Liberation Sans1" officeooo:rsid="005d17fd"/>
    </style:style>
    <style:style style:name="T37" style:family="text">
      <style:text-properties style:font-name="Liberation Sans1" officeooo:rsid="0061bbf7"/>
    </style:style>
    <style:style style:name="T38" style:family="text">
      <style:text-properties style:font-name="Liberation Sans1" officeooo:rsid="0021e7db"/>
    </style:style>
    <style:style style:name="T39" style:family="text">
      <style:text-properties style:font-name="Liberation Sans1" fo:font-style="italic" officeooo:rsid="0029ad8c" style:font-style-asian="italic" style:font-style-complex="italic"/>
    </style:style>
    <style:style style:name="T40" style:family="text">
      <style:text-properties style:font-name="Liberation Sans1" officeooo:rsid="005b6693"/>
    </style:style>
    <style:style style:name="T41" style:family="text">
      <style:text-properties style:font-name="Liberation Sans1" officeooo:rsid="007e8d5b"/>
    </style:style>
    <style:style style:name="T42" style:family="text">
      <style:text-properties style:font-name="Liberation Sans1" officeooo:rsid="0084d0d9"/>
    </style:style>
    <style:style style:name="T43" style:family="text">
      <style:text-properties officeooo:rsid="000fcd8a"/>
    </style:style>
    <style:style style:name="T44" style:family="text">
      <style:text-properties fo:font-style="italic" style:font-style-asian="italic" style:font-style-complex="italic"/>
    </style:style>
    <style:style style:name="T45" style:family="text">
      <style:text-properties fo:font-style="italic" officeooo:rsid="00169111" style:font-style-asian="italic" style:font-style-complex="italic"/>
    </style:style>
    <style:style style:name="T46" style:family="text">
      <style:text-properties fo:font-style="italic" officeooo:rsid="0029ad8c" style:font-style-asian="italic" style:font-style-complex="italic"/>
    </style:style>
    <style:style style:name="T47" style:family="text">
      <style:text-properties officeooo:rsid="00169111"/>
    </style:style>
    <style:style style:name="T48" style:family="text">
      <style:text-properties style:font-name="Liberation Sans" fo:font-size="16.1000003814697pt" fo:font-weight="bold" style:font-name-asian="Microsoft YaHei" style:font-size-asian="16.1000003814697pt" style:font-weight-asian="bold" style:font-name-complex="Lucida Sans1" style:font-size-complex="16.1000003814697pt" style:font-weight-complex="bold"/>
    </style:style>
    <style:style style:name="T49" style:family="text">
      <style:text-properties style:font-name="Liberation Sans" fo:font-size="16.1000003814697pt" fo:font-weight="bold" officeooo:rsid="004a70d4" style:font-name-asian="Microsoft YaHei" style:font-size-asian="16.1000003814697pt" style:font-weight-asian="bold" style:font-name-complex="Lucida Sans1" style:font-size-complex="16.1000003814697pt" style:font-weight-complex="bold"/>
    </style:style>
    <style:style style:name="T50" style:family="text">
      <style:text-properties style:font-name="Liberation Sans" fo:font-size="14.1000003814697pt" fo:font-weight="bold" officeooo:rsid="0030a3f6" style:font-name-asian="Microsoft YaHei" style:font-size-asian="14.1000003814697pt" style:font-weight-asian="bold" style:font-name-complex="Lucida Sans1" style:font-size-complex="14.1000003814697pt" style:font-weight-complex="bold"/>
    </style:style>
    <style:style style:name="T51" style:family="text">
      <style:text-properties style:font-name="Liberation Sans" fo:font-size="14.1000003814697pt" fo:font-weight="bold" officeooo:rsid="00336089" style:font-name-asian="Microsoft YaHei" style:font-size-asian="14.1000003814697pt" style:font-weight-asian="bold" style:font-name-complex="Lucida Sans1" style:font-size-complex="14.1000003814697pt" style:font-weight-complex="bold"/>
    </style:style>
    <style:style style:name="T52" style:family="text">
      <style:text-properties fo:font-weight="bold" style:font-weight-asian="bold" style:font-weight-complex="bold"/>
    </style:style>
    <style:style style:name="T53" style:family="text">
      <style:text-properties fo:font-weight="bold" officeooo:rsid="00169111" style:font-weight-asian="bold" style:font-weight-complex="bold"/>
    </style:style>
    <style:style style:name="T54" style:family="text">
      <style:text-properties fo:font-weight="bold" officeooo:rsid="00185a1c" style:font-weight-asian="bold" style:font-weight-complex="bold"/>
    </style:style>
    <style:style style:name="T55" style:family="text">
      <style:text-properties fo:font-weight="bold" officeooo:rsid="0018911f" style:font-weight-asian="bold" style:font-weight-complex="bold"/>
    </style:style>
    <style:style style:name="T56" style:family="text">
      <style:text-properties fo:font-weight="bold" officeooo:rsid="005a80a3" style:font-weight-asian="bold" style:font-weight-complex="bold"/>
    </style:style>
    <style:style style:name="T57" style:family="text">
      <style:text-properties officeooo:rsid="0017eeca"/>
    </style:style>
    <style:style style:name="T58" style:family="text">
      <style:text-properties officeooo:rsid="00185a1c"/>
    </style:style>
    <style:style style:name="T59" style:family="text">
      <style:text-properties fo:font-weight="normal" style:font-weight-asian="normal" style:font-weight-complex="normal"/>
    </style:style>
    <style:style style:name="T60" style:family="text">
      <style:text-properties fo:font-weight="normal" officeooo:rsid="00185a1c" style:font-weight-asian="normal" style:font-weight-complex="normal"/>
    </style:style>
    <style:style style:name="T61" style:family="text">
      <style:text-properties fo:font-weight="normal" officeooo:rsid="002ffb81" style:font-weight-asian="normal" style:font-weight-complex="normal"/>
    </style:style>
    <style:style style:name="T62" style:family="text">
      <style:text-properties fo:font-weight="normal" officeooo:rsid="007e8d5b" style:font-weight-asian="normal" style:font-weight-complex="normal"/>
    </style:style>
    <style:style style:name="T63" style:family="text">
      <style:text-properties fo:font-weight="normal" officeooo:rsid="0085ef6a" style:font-weight-asian="normal" style:font-weight-complex="normal"/>
    </style:style>
    <style:style style:name="T64" style:family="text">
      <style:text-properties officeooo:rsid="0018911f"/>
    </style:style>
    <style:style style:name="T65" style:family="text">
      <style:text-properties officeooo:rsid="001ab95c"/>
    </style:style>
    <style:style style:name="T66" style:family="text">
      <style:text-properties officeooo:rsid="001ca8b5"/>
    </style:style>
    <style:style style:name="T67" style:family="text">
      <style:text-properties officeooo:rsid="001eb331"/>
    </style:style>
    <style:style style:name="T68" style:family="text">
      <style:text-properties officeooo:rsid="001f9c53"/>
    </style:style>
    <style:style style:name="T69" style:family="text">
      <style:text-properties officeooo:rsid="0021e7db"/>
    </style:style>
    <style:style style:name="T70" style:family="text">
      <style:text-properties officeooo:rsid="00234c18"/>
    </style:style>
    <style:style style:name="T71" style:family="text">
      <style:text-properties officeooo:rsid="0024ebf9"/>
    </style:style>
    <style:style style:name="T72" style:family="text">
      <style:text-properties fo:language="gd" fo:country="GB"/>
    </style:style>
    <style:style style:name="T73" style:family="text">
      <style:text-properties fo:language="gd" fo:country="GB" officeooo:rsid="0033970f"/>
    </style:style>
    <style:style style:name="T74" style:family="text">
      <style:text-properties fo:language="gd" fo:country="GB" fo:font-weight="normal" style:font-weight-asian="normal" style:font-weight-complex="normal"/>
    </style:style>
    <style:style style:name="T75" style:family="text">
      <style:text-properties officeooo:rsid="002726a5"/>
    </style:style>
    <style:style style:name="T76" style:family="text">
      <style:text-properties officeooo:rsid="002841da"/>
    </style:style>
    <style:style style:name="T77" style:family="text">
      <style:text-properties fo:language="en" fo:country="GB"/>
    </style:style>
    <style:style style:name="T78" style:family="text">
      <style:text-properties fo:language="en" fo:country="GB" officeooo:rsid="0017eeca"/>
    </style:style>
    <style:style style:name="T79" style:family="text">
      <style:text-properties fo:language="en" fo:country="GB" officeooo:rsid="0029ad8c"/>
    </style:style>
    <style:style style:name="T80" style:family="text">
      <style:text-properties fo:language="en" fo:country="GB" officeooo:rsid="0037cc16"/>
    </style:style>
    <style:style style:name="T81" style:family="text">
      <style:text-properties fo:language="en" fo:country="GB" officeooo:rsid="003e4f04"/>
    </style:style>
    <style:style style:name="T82" style:family="text">
      <style:text-properties fo:language="en" fo:country="GB" fo:font-weight="bold" officeooo:rsid="00185a1c" style:font-weight-asian="bold" style:font-weight-complex="bold"/>
    </style:style>
    <style:style style:name="T83" style:family="text">
      <style:text-properties fo:language="en" fo:country="GB" officeooo:rsid="00185a1c"/>
    </style:style>
    <style:style style:name="T84" style:family="text">
      <style:text-properties fo:language="en" fo:country="GB" officeooo:rsid="003c6dd6"/>
    </style:style>
    <style:style style:name="T85" style:family="text">
      <style:text-properties fo:language="en" fo:country="GB" fo:font-weight="normal" style:font-weight-asian="normal" style:font-weight-complex="normal"/>
    </style:style>
    <style:style style:name="T86" style:family="text">
      <style:text-properties fo:language="en" fo:country="GB" officeooo:rsid="0041d950"/>
    </style:style>
    <style:style style:name="T87" style:family="text">
      <style:text-properties fo:language="en" fo:country="GB" officeooo:rsid="0042e989"/>
    </style:style>
    <style:style style:name="T88" style:family="text">
      <style:text-properties fo:language="en" fo:country="GB" officeooo:rsid="00450799"/>
    </style:style>
    <style:style style:name="T89" style:family="text">
      <style:text-properties fo:language="en" fo:country="GB" officeooo:rsid="00455fa0"/>
    </style:style>
    <style:style style:name="T90" style:family="text">
      <style:text-properties fo:language="en" fo:country="GB" officeooo:rsid="00169111"/>
    </style:style>
    <style:style style:name="T91" style:family="text">
      <style:text-properties fo:language="en" fo:country="GB" officeooo:rsid="0076b0b2"/>
    </style:style>
    <style:style style:name="T92" style:family="text">
      <style:text-properties officeooo:rsid="00290d6f"/>
    </style:style>
    <style:style style:name="T93" style:family="text">
      <style:text-properties officeooo:rsid="0029ad8c"/>
    </style:style>
    <style:style style:name="T94" style:family="text">
      <style:text-properties officeooo:rsid="002d56a1"/>
    </style:style>
    <style:style style:name="T95" style:family="text">
      <style:text-properties officeooo:rsid="0030a3f6"/>
    </style:style>
    <style:style style:name="T96" style:family="text">
      <style:text-properties officeooo:rsid="00336089"/>
    </style:style>
    <style:style style:name="T97" style:family="text">
      <style:text-properties officeooo:rsid="003444db"/>
    </style:style>
    <style:style style:name="T98" style:family="text">
      <style:text-properties officeooo:rsid="0035f725"/>
    </style:style>
    <style:style style:name="T99" style:family="text">
      <style:text-properties officeooo:rsid="003978f8"/>
    </style:style>
    <style:style style:name="T100" style:family="text">
      <style:text-properties officeooo:rsid="003b2c90"/>
    </style:style>
    <style:style style:name="T101" style:family="text">
      <style:text-properties officeooo:rsid="003c6dd6"/>
    </style:style>
    <style:style style:name="T102" style:family="text">
      <style:text-properties officeooo:rsid="00414400"/>
    </style:style>
    <style:style style:name="T103" style:family="text">
      <style:text-properties officeooo:rsid="0041d950"/>
    </style:style>
    <style:style style:name="T104" style:family="text">
      <style:text-properties officeooo:rsid="0042e989"/>
    </style:style>
    <style:style style:name="T105" style:family="text">
      <style:text-properties officeooo:rsid="0043aeec"/>
    </style:style>
    <style:style style:name="T106" style:family="text">
      <style:text-properties officeooo:rsid="00455fa0"/>
    </style:style>
    <style:style style:name="T107" style:family="text">
      <style:text-properties officeooo:rsid="004bb2ce"/>
    </style:style>
    <style:style style:name="T108" style:family="text">
      <style:text-properties officeooo:rsid="004c92f3"/>
    </style:style>
    <style:style style:name="T109" style:family="text">
      <style:text-properties officeooo:rsid="004ff6ce"/>
    </style:style>
    <style:style style:name="T110" style:family="text">
      <style:text-properties officeooo:rsid="00537f17"/>
    </style:style>
    <style:style style:name="T111" style:family="text">
      <style:text-properties officeooo:rsid="005553cd"/>
    </style:style>
    <style:style style:name="T112" style:family="text">
      <style:text-properties officeooo:rsid="00563224"/>
    </style:style>
    <style:style style:name="T113" style:family="text">
      <style:text-properties officeooo:rsid="0057bf62"/>
    </style:style>
    <style:style style:name="T114" style:family="text">
      <style:text-properties officeooo:rsid="00584303"/>
    </style:style>
    <style:style style:name="T115" style:family="text">
      <style:text-properties officeooo:rsid="0059687f"/>
    </style:style>
    <style:style style:name="T116" style:family="text">
      <style:text-properties officeooo:rsid="005a3fe6"/>
    </style:style>
    <style:style style:name="T117" style:family="text">
      <style:text-properties officeooo:rsid="005a80a3"/>
    </style:style>
    <style:style style:name="T118" style:family="text">
      <style:text-properties officeooo:rsid="005b6693"/>
    </style:style>
    <style:style style:name="T119" style:family="text">
      <style:text-properties officeooo:rsid="005d17fd"/>
    </style:style>
    <style:style style:name="T120" style:family="text">
      <style:text-properties officeooo:rsid="005e5f7b"/>
    </style:style>
    <style:style style:name="T121" style:family="text">
      <style:text-properties officeooo:rsid="0066deb1"/>
    </style:style>
    <style:style style:name="T122" style:family="text">
      <style:text-properties officeooo:rsid="006c17a3"/>
    </style:style>
    <style:style style:name="T123" style:family="text">
      <style:text-properties officeooo:rsid="007084eb"/>
    </style:style>
    <style:style style:name="T124" style:family="text">
      <style:text-properties officeooo:rsid="0070ce42"/>
    </style:style>
    <style:style style:name="T125" style:family="text">
      <style:text-properties officeooo:rsid="0071670b"/>
    </style:style>
    <style:style style:name="T126" style:family="text">
      <style:text-properties officeooo:rsid="00719f0f"/>
    </style:style>
    <style:style style:name="T127" style:family="text">
      <style:text-properties officeooo:rsid="0074b9db"/>
    </style:style>
    <style:style style:name="T128" style:family="text">
      <style:text-properties officeooo:rsid="0076b0b2"/>
    </style:style>
    <style:style style:name="T129" style:family="text">
      <style:text-properties officeooo:rsid="007e8d5b"/>
    </style:style>
    <style:style style:name="T130" style:family="text">
      <style:text-properties officeooo:rsid="00846304"/>
    </style:style>
    <style:style style:name="T131" style:family="text">
      <style:text-properties officeooo:rsid="0085ef6a"/>
    </style:style>
    <style:style style:name="T132" style:family="text">
      <style:text-properties officeooo:rsid="0088b97b"/>
    </style:style>
    <style:style style:name="T133" style:family="text">
      <style:text-properties officeooo:rsid="00897426"/>
    </style:style>
    <style:style style:name="T13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0.5pt" style:language-asian="zh" style:country-asian="CN"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Ionnsaich Seo!</text:p>
      <text:p text:style-name="P36">Ionnsaich Seo! is an application to help people practice grammar lessons in Gaelic. It generates random words and sentences for the user to translate.</text:p>
      <text:h text:style-name="P135" text:outline-level="1"><text:bookmark-start text:name="__RefHeading___Toc778_1802639870"/>Running the application<text:bookmark-end text:name="__RefHeading___Toc778_1802639870"/></text:h>
      <text:p text:style-name="P1"><text:span text:style-name="T77">I’m working on making this more usable for people who don’t know how to run Python code. In the meantime, the app needs to be run in Python, which you need to download (eg </text:span><text:a xlink:type="simple" xlink:href="https://www.spyder-ide.org/" text:style-name="Internet_20_link" text:visited-style-name="Visited_20_Internet_20_Link"><text:span text:style-name="T77">Spyder IDE</text:span></text:a><text:span text:style-name="T77">). In your working directory, make sure you have the following:</text:span></text:p>
      <text:list text:style-name="L1">
        <text:list-item>
          <text:p text:style-name="P171">__main__.py</text:p>
        </text:list-item>
        <text:list-item>
          <text:p text:style-name="P171">is_run_lesson.py</text:p>
        </text:list-item>
        <text:list-item>
          <text:p text:style-name="P171">is_question_generator.py</text:p>
        </text:list-item>
        <text:list-item>
          <text:p text:style-name="P171">Vocabulary\ <text:s text:c="2"/>(folder containing vocabulary CSV files)</text:p>
        </text:list-item>
      </text:list>
      <text:p text:style-name="P2">Run __main__.py (make sure the working directory is pointing in the right location) and the app will start running in the console.</text:p>
      <text:p text:style-name="P3">To stop a lesson, type “<text:span text:style-name="T107">X</text:span>” and press enter.</text:p>
      <text:p text:style-name="P3">To exit, type “<text:span text:style-name="T107">X</text:span>” and press enter.</text:p>
      <text:h text:style-name="P138" text:outline-level="1">Grammar notes</text:h>
      <text:h text:style-name="Heading_20_2" text:outline-level="2">Spelling</text:h>
      <text:h text:style-name="Heading_20_3" text:outline-level="3"><office:annotation office:name="__Annotation__2614_1802639870" loext:resolved="false"><dc:creator>Unknown Author</dc:creator><dc:date>2023-02-20T15:31:28.241000000</dc:date><text:p text:style-name="P188"><text:span text:style-name="T134">complete</text:span></text:p></office:annotation><text:span text:style-name="T118">Broad and slender</text:span><office:annotation-end office:name="__Annotation__2614_1802639870"/></text:h>
      <text:p text:style-name="P98">The broad vowels are a, o, u. The slender vowels are e, i.</text:p>
      <text:p text:style-name="P22">Vowels on either side of (a) consonant(s) must either both be broad or both be slender, and this determines whether the consonant is broad or slender. This changes the pronunciation of the consonant. “<text:span text:style-name="T123">Broad with broad, slender with slender”.</text:span></text:p>
      <text:list text:style-name="L2">
        <text:list-item>
          <text:p text:style-name="P174">Slenderisation</text:p>
        </text:list-item>
        <text:list-item>
          <text:p text:style-name="P174">Endings</text:p>
        </text:list-item>
        <text:list-item>
          <text:p text:style-name="P174">Consonant sounds</text:p>
        </text:list-item>
      </text:list>
      <text:h text:style-name="Heading_20_3" text:outline-level="3">Labial spelling rule</text:h>
      <text:p text:style-name="P93">Words starting with <text:span text:style-name="T52">b, </text:span><text:span text:style-name="T7">m, f</text:span><text:span text:style-name="T52">, p</text:span> are preceeded by “...am” rather than “...an”.</text:p>
      <text:p text:style-name="P93">For example, “am bodach” (the old man) vs. “an cailleach” (the old woman).</text:p>
      <text:h text:style-name="Heading_20_3" text:outline-level="3"><text:soft-page-break/>S + other letters</text:h>
      <text:p text:style-name="P97">By modern convention, “s” is not followed by “b”, “c”, “d” – instead it’s followed by “p”, “g”, “t” respectively.</text:p>
      <text:p text:style-name="P97">Since words don’t have a “sf” or “ss”, this leaves three groups:</text:p>
      <text:list text:style-name="L3">
        <text:list-item>
          <text:p text:style-name="P180">sm, st, sg, sp (mnemonic: Miles To The Gallon of Petrol)</text:p>
        </text:list-item>
        <text:list-item>
          <text:p text:style-name="P180">sl, sr, sn</text:p>
        </text:list-item>
        <text:list-item>
          <text:p text:style-name="P180">s + vowel</text:p>
        </text:list-item>
      </text:list>
      <text:p text:style-name="P97">The first group never lenites. The second group generally does, unless lenition is “blocked” by something else (e.g. an t-slige)</text:p>
      <text:h text:style-name="P140" text:outline-level="2"><text:span text:style-name="T90">L</text:span><text:span text:style-name="T77">enition</text:span></text:h>
      <text:p text:style-name="P63">Lenition is written as an h after a consonant. It used to be written as a dot above the consonant. It changes the sound of the consonant.</text:p>
      <text:p text:style-name="P64">Vowels and the letters l, n, and r don’t lenite. (LeaRN what doesn’t lenite!)</text:p>
      <text:p text:style-name="P64">The letters d and t sometimes don’t lenite.</text:p>
      <text:h text:style-name="P141" text:outline-level="2">Slenderisation</text:h>
      <text:p text:style-name="P65">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slenderises a word with a broad vowel ending by inserting an i after the last vowel.</text:p>
      <text:p text:style-name="P81"/>
      <text:h text:style-name="P142" text:outline-level="2">Gender</text:h>
      <text:p text:style-name="P37">Gender is not easy to determine from looking at a word. Where possible, the vocabulary sheets will list words as either masculine or feminine. </text:p>
      <text:p text:style-name="P37">For some lists (in particular, Scottish place names) this has not been possible, so there is some code to guess gender. <text:s/><text:span text:style-name="T75">The code cannot use the meaning of words, so it has been simplified. In particular, jobs which end in “ir” or “iche” would be guessed as feminine. This is why it is important to include gender in the vocabulary lists where possible.</text:span></text:p>
      <text:p text:style-name="P37">The code goes as follows:</text:p>
      <text:list text:style-name="L4">
        <text:list-item>
          <text:p text:style-name="P175">If the nominative singular form of the word includes a definite article (“the”), then:</text:p>
          <text:list>
            <text:list-item>
              <text:p text:style-name="P175">If the <text:span text:style-name="T4">word starts with</text:span> “a’ ” or “an fh” then it is feminine</text:p>
            </text:list-item>
            <text:list-item>
              <text:p text:style-name="P175">If the word starts with “an t-s” + vowel or “l”, “r”, or “n” then it is feminine</text:p>
            </text:list-item>
            <text:list-item>
              <text:p text:style-name="P175">If the word starts with “an ” + vowel then it is feminine</text:p>
            </text:list-item>
          </text:list>
        </text:list-item>
        <text:list-item>
          <text:p text:style-name="P175">Otherwise, if the word ends with “ag”, “achd”, <text:span text:style-name="T75">or is “cailleach”</text:span>, then it is feminine</text:p>
        </text:list-item>
        <text:list-item>
          <text:p text:style-name="P176"><text:soft-page-break/>Otherwise, if the word is “caraid” or “nàmhaid”, then it is masculine</text:p>
        </text:list-item>
        <text:list-item>
          <text:p text:style-name="P175">Otherwise, if it has a slender ending, then it is feminine</text:p>
        </text:list-item>
        <text:list-item>
          <text:p text:style-name="P175">Otherwise, <text:span text:style-name="T76">(</text:span>if the word has a broad ending<text:span text:style-name="T76">)</text:span> then it is masculine</text:p>
        </text:list-item>
      </text:list>
      <text:p text:style-name="P38">The <text:span text:style-name="T76">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76"><text:bookmark-ref text:reference-format="text" text:ref-name="__RefHeading___Toc1032_1802639870">Numbers &amp; Plurals</text:bookmark-ref></text:span><text:span text:style-name="T76"><text:s/>helps you learn the gender of words, either using adjectives or the common article.</text:span></text:p>
      <text:h text:style-name="Heading_20_2" text:outline-level="2">The definite/common a<office:annotation loext:resolved="false"><dc:creator>Unknown Author</dc:creator><dc:date>2023-02-20T14:21:55.773000000</dc:date><text:p text:style-name="P188"><text:span text:style-name="T134">Add plural at least!</text:span></text:p></office:annotation>rticle</text:h>
      <text:p text:style-name="P7">The definite article, or common article, is in English the word “the”. In Gaelic, this word changes depending on case, number, and gender. <text:span text:style-name="T95">The form of the article depends on the first letter of the word it accompanies.</text:span></text:p>
      <text:p text:style-name="P8">Sometimes words are lenited when accompanied with the definite article.</text:p>
      <text:h text:style-name="P158" text:outline-level="3">Nominative <text:span text:style-name="T95">case (singular) – masculine nouns</text:span></text:h>
      <text:p text:style-name="P8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08">Article</text:p>
          </table:table-cell>
          <table:table-cell table:style-name="Table2.A1" office:value-type="string">
            <text:p text:style-name="P108">Words starting...</text:p>
          </table:table-cell>
          <table:table-cell table:style-name="Table2.A1" office:value-type="string">
            <text:p text:style-name="P108">Lenited?</text:p>
          </table:table-cell>
          <table:table-cell table:style-name="Table2.A1" office:value-type="string">
            <text:p text:style-name="P108">Examples</text:p>
          </table:table-cell>
        </table:table-row>
        <table:table-row table:style-name="Table2.1">
          <table:table-cell table:style-name="Table2.A1" office:value-type="string">
            <text:p text:style-name="P114">am</text:p>
          </table:table-cell>
          <table:table-cell table:style-name="Table2.A1" office:value-type="string">
            <text:p text:style-name="P113">b, m, f, p</text:p>
          </table:table-cell>
          <table:table-cell table:style-name="Table2.A1" office:value-type="string">
            <text:p text:style-name="P114">no</text:p>
          </table:table-cell>
          <table:table-cell table:style-name="Table2.A1" office:value-type="string">
            <text:p text:style-name="P125">am bòrd</text:p>
          </table:table-cell>
        </table:table-row>
        <table:table-row table:style-name="Table2.1">
          <table:table-cell table:style-name="Table2.A1" office:value-type="string">
            <text:p text:style-name="P114">an</text:p>
          </table:table-cell>
          <table:table-cell table:style-name="Table2.A1" office:value-type="string">
            <text:p text:style-name="P114">other consonants</text:p>
          </table:table-cell>
          <table:table-cell table:style-name="Table2.A1" office:value-type="string">
            <text:p text:style-name="P114">no</text:p>
          </table:table-cell>
          <table:table-cell table:style-name="Table2.A1" office:value-type="string">
            <text:p text:style-name="P125">an cat</text:p>
          </table:table-cell>
        </table:table-row>
        <table:table-row table:style-name="Table2.1">
          <table:table-cell table:style-name="Table2.A1" office:value-type="string">
            <text:p text:style-name="P114">an t-</text:p>
          </table:table-cell>
          <table:table-cell table:style-name="Table2.A1" office:value-type="string">
            <text:p text:style-name="P114">vowel</text:p>
          </table:table-cell>
          <table:table-cell table:style-name="Table2.A1" office:value-type="string">
            <text:p text:style-name="P114">no</text:p>
          </table:table-cell>
          <table:table-cell table:style-name="Table2.A1" office:value-type="string">
            <text:p text:style-name="P125">an t-uan</text:p>
          </table:table-cell>
        </table:table-row>
      </table:table>
      <text:p text:style-name="P82"/>
      <text:h text:style-name="P158" text:outline-level="3">Nominative <text:span text:style-name="T95">case (singular) – </text:span><text:span text:style-name="T50">feminine</text:span><text:span text:style-name="T95"> nouns</text:span></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8">Article</text:p>
          </table:table-cell>
          <table:table-cell table:style-name="Table3.A1" office:value-type="string">
            <text:p text:style-name="P108">Words starting...</text:p>
          </table:table-cell>
          <table:table-cell table:style-name="Table3.A1" office:value-type="string">
            <text:p text:style-name="P108">Lenited?</text:p>
          </table:table-cell>
          <table:table-cell table:style-name="Table3.A1" office:value-type="string">
            <text:p text:style-name="P108">Examples</text:p>
          </table:table-cell>
        </table:table-row>
        <table:table-row table:style-name="Table3.1">
          <table:table-cell table:style-name="Table3.A1" office:value-type="string">
            <text:p text:style-name="P114">an</text:p>
          </table:table-cell>
          <table:table-cell table:style-name="Table3.A1" office:value-type="string">
            <text:p text:style-name="P114">Vowel, </text:p>
            <text:p text:style-name="P114">f, d, t, </text:p>
            <text:p text:style-name="P114">non-lenitable consonants, </text:p>
            <text:p text:style-name="P114">s + <text:span text:style-name="T124">m, t, g, p</text:span></text:p>
          </table:table-cell>
          <table:table-cell table:style-name="Table3.A1" office:value-type="string">
            <text:p text:style-name="P114">f – yes</text:p>
            <text:p text:style-name="P114">others - no</text:p>
          </table:table-cell>
          <table:table-cell table:style-name="Table3.A1" office:value-type="string">
            <text:p text:style-name="P125">an ad<text:span text:style-name="T97">ag</text:span>,</text:p>
            <text:p text:style-name="P125">an fheòrag,</text:p>
            <text:p text:style-name="P125">an nathair,</text:p>
            <text:p text:style-name="P125">an spàin</text:p>
          </table:table-cell>
        </table:table-row>
        <table:table-row table:style-name="Table3.1">
          <table:table-cell table:style-name="Table3.A1" office:value-type="string">
            <text:p text:style-name="P114">an t-</text:p>
          </table:table-cell>
          <table:table-cell table:style-name="Table3.A1" office:value-type="string">
            <text:p text:style-name="P115">s + vowels, <text:span text:style-name="T122">l, r, n</text:span></text:p>
          </table:table-cell>
          <table:table-cell table:style-name="Table3.A1" office:value-type="string">
            <text:p text:style-name="P114">no</text:p>
          </table:table-cell>
          <table:table-cell table:style-name="Table3.A1" office:value-type="string">
            <text:p text:style-name="P125">an t-sràid</text:p>
          </table:table-cell>
        </table:table-row>
        <table:table-row table:style-name="Table3.1">
          <table:table-cell table:style-name="Table3.A1" office:value-type="string">
            <text:p text:style-name="P114">a’</text:p>
          </table:table-cell>
          <table:table-cell table:style-name="Table3.A1" office:value-type="string">
            <text:p text:style-name="P114">Lenitable consonants</text:p>
          </table:table-cell>
          <table:table-cell table:style-name="Table3.A1" office:value-type="string">
            <text:p text:style-name="P114">yes</text:p>
          </table:table-cell>
          <table:table-cell table:style-name="Table3.A1" office:value-type="string">
            <text:p text:style-name="P125">a’ ghrian</text:p>
          </table:table-cell>
        </table:table-row>
      </table:table>
      <text:h text:style-name="P158" text:outline-level="3"><text:span text:style-name="T51">Prepositional</text:span> <text:span text:style-name="T95">case (singular) – </text:span><text:span text:style-name="T51">all</text:span><text:span text:style-name="T95"> noun </text:span><text:span text:style-name="T96">genders</text:span></text:h>
      <text:p text:style-name="P96">All nouns following the definite article lenite in the prepositional case, except those starting with vowels or <text:span text:style-name="T125">sm, st, sg, sp, </text:span>l, r, n, d, t.</text:p>
      <text:p text:style-name="P83">In addition to what is tabulated, feminine nouns following the definite article are also slenderised in the prepositional cas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108">Article</text:p>
          </table:table-cell>
          <table:table-cell table:style-name="Table5.A1" office:value-type="string">
            <text:p text:style-name="P108">Words starting...</text:p>
          </table:table-cell>
          <table:table-cell table:style-name="Table5.A1" office:value-type="string">
            <text:p text:style-name="P108">Lenited?</text:p>
          </table:table-cell>
          <table:table-cell table:style-name="Table5.A1" office:value-type="string">
            <text:p text:style-name="P108">Examples <text:span text:style-name="T73">(m)</text:span></text:p>
          </table:table-cell>
          <table:table-cell table:style-name="Table5.A1" office:value-type="string">
            <text:p text:style-name="P126">Examples (f)</text:p>
          </table:table-cell>
        </table:table-row>
        <table:table-row table:style-name="Table5.1">
          <table:table-cell table:style-name="Table5.A1" office:value-type="string">
            <text:p text:style-name="P114">an</text:p>
          </table:table-cell>
          <table:table-cell table:style-name="Table5.A1" office:value-type="string">
            <text:p text:style-name="P114">Vowel, </text:p>
            <text:p text:style-name="P114">f, d, t, </text:p>
            <text:p text:style-name="P114">non-lenitable consonants, </text:p>
            <text:p text:style-name="P116">s + <text:span text:style-name="T124">m, t, g, p</text:span></text:p>
          </table:table-cell>
          <table:table-cell table:style-name="Table5.A1" office:value-type="string">
            <text:p text:style-name="P118">yes</text:p>
          </table:table-cell>
          <table:table-cell table:style-name="Table5.A1" office:value-type="string">
            <text:p text:style-name="P128">an uan,</text:p>
            <text:p text:style-name="P128">an fhalt,</text:p>
            <text:p text:style-name="P128">an rathad,</text:p>
            <text:p text:style-name="P128">an smal</text:p>
          </table:table-cell>
          <table:table-cell table:style-name="Table5.A1" office:value-type="string">
            <text:p text:style-name="P125">an ad<text:span text:style-name="T97">aig</text:span>,</text:p>
            <text:p text:style-name="P125">an fheòra<text:span text:style-name="T97">i</text:span>g,</text:p>
            <text:p text:style-name="P125">an nathair,</text:p>
            <text:p text:style-name="P125">an spàin</text:p>
          </table:table-cell>
        </table:table-row>
        <table:table-row table:style-name="Table5.1">
          <table:table-cell table:style-name="Table5.A1" office:value-type="string">
            <text:p text:style-name="P114">an t-</text:p>
          </table:table-cell>
          <table:table-cell table:style-name="Table5.A1" office:value-type="string">
            <text:p text:style-name="P114">s + vowels, <text:span text:style-name="T122">l, r, n</text:span></text:p>
          </table:table-cell>
          <table:table-cell table:style-name="Table5.A1" office:value-type="string">
            <text:p text:style-name="P119">no</text:p>
          </table:table-cell>
          <table:table-cell table:style-name="Table5.A1" office:value-type="string">
            <text:p text:style-name="P125">an t-sneachd</text:p>
          </table:table-cell>
          <table:table-cell table:style-name="Table5.A1" office:value-type="string">
            <text:p text:style-name="P128"><text:span text:style-name="T98">a</text:span>n t-sràid</text:p>
          </table:table-cell>
        </table:table-row>
        <table:table-row table:style-name="Table5.1">
          <table:table-cell table:style-name="Table5.A1" office:value-type="string">
            <text:p text:style-name="P114">a’</text:p>
          </table:table-cell>
          <table:table-cell table:style-name="Table5.A1" office:value-type="string">
            <text:p text:style-name="P114">Lenitable consonants</text:p>
          </table:table-cell>
          <table:table-cell table:style-name="Table5.A1" office:value-type="string">
            <text:p text:style-name="P114">yes</text:p>
          </table:table-cell>
          <table:table-cell table:style-name="Table5.A1" office:value-type="string">
            <text:p text:style-name="P125">a’ bhòrd</text:p>
          </table:table-cell>
          <table:table-cell table:style-name="Table5.A1" office:value-type="string">
            <text:p text:style-name="P128">a’ ghrèine</text:p>
          </table:table-cell>
        </table:table-row>
      </table:table>
      <text:h text:style-name="Heading_20_2" text:outline-level="2"><text:bookmark-start text:name="__RefHeading___Toc1955_1802639870"/>Adjectives<text:bookmark-end text:name="__RefHeading___Toc1955_1802639870"/></text:h>
      <text:p text:style-name="P11">Adjectives can act in two ways in Gaelic, and this determines lenition following a feminine noun. </text:p>
      <text:p text:style-name="P11">An adjective which accompanies a noun is called an <text:span text:style-name="T52">attributive</text:span> adjective. It adds detail, but essential for the meaning of the sentence. In English, these adjectives usually appear before the noun. </text:p>
      <text:p text:style-name="P11">By contrast, an <text:span text:style-name="T52">independent</text:span> or <text:span text:style-name="T52">predicative</text:span> adjective is more important in the meaning of the sentence. In English, these adjectives are usually after the noun and separate to them.</text:p>
      <text:p text:style-name="P5">Adjectives lenite if they <text:span text:style-name="T92">accompany</text:span> a feminine noun. This includes adjectives beginning with “d” and “t”.</text:p>
      <text:p text:style-name="P6"><text:span text:style-name="T92">Example – accompanying/attributive adjective</text:span>:</text:p>
      <text:p text:style-name="Quotations"><text:span text:style-name="T52">Gaelic:</text:span> Tha peapag <text:span text:style-name="T72">mhòr ann</text:span></text:p>
      <text:p text:style-name="Quotations"><text:span text:style-name="T52">English:</text:span> There is a <text:span text:style-name="T44">big pumpkin</text:span></text:p>
      <text:p text:style-name="P6"><text:span text:style-name="T92">Example – independent/predicative adjective</text:span>:</text:p>
      <text:p text:style-name="Quotations"><text:span text:style-name="T52">Gaelic:</text:span> Tha <text:span text:style-name="T72">peapag mòr</text:span></text:p>
      <text:p text:style-name="P99"><text:span text:style-name="T52">English:</text:span> A <text:span text:style-name="T44">pumpkin</text:span> is <text:span text:style-name="T44">big</text:span></text:p>
      <text:p text:style-name="Text_20_body">Examp<text:span text:style-name="T93">le – mix of attributive and predicative adjectives</text:span></text:p>
      <text:p text:style-name="P99"><text:span text:style-name="T52">Gaelic:</text:span> Tha <text:span text:style-name="T72">peapag </text:span><text:span text:style-name="T77">m</text:span><text:span text:style-name="T79">h</text:span><text:span text:style-name="T77">òr</text:span><text:span text:style-name="T72"> </text:span><text:span text:style-name="T79">buidhe</text:span></text:p>
      <text:p text:style-name="P99"><text:span text:style-name="T52">English:</text:span> A <text:span text:style-name="T46">big</text:span><text:span text:style-name="T93"> </text:span><text:span text:style-name="T44">pumpkin</text:span> is <text:span text:style-name="T39">yellow</text:span></text:p>
      <text:h text:style-name="P143" text:outline-level="2"><text:span text:style-name="T48">Prepositional</text:span> Pronouns</text:h>
      <text:p text:style-name="P39">A prepositional pronoun combines a preposition with a pronoun. For example, “to her” is “dhi” (do + i). The table of 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104"/>
          </table:table-cell>
          <table:table-cell table:style-name="Table1.A1" office:value-type="string">
            <text:p text:style-name="P104">at</text:p>
          </table:table-cell>
          <table:table-cell table:style-name="Table1.A1" office:value-type="string">
            <text:p text:style-name="P104">on</text:p>
          </table:table-cell>
          <table:table-cell table:style-name="Table1.A1" office:value-type="string">
            <text:p text:style-name="P104">with</text:p>
          </table:table-cell>
          <table:table-cell table:style-name="Table1.A1" office:value-type="string">
            <text:p text:style-name="P104">in</text:p>
          </table:table-cell>
          <table:table-cell table:style-name="Table1.A1" office:value-type="string">
            <text:p text:style-name="P104">to</text:p>
          </table:table-cell>
          <table:table-cell table:style-name="Table1.A1" office:value-type="string">
            <text:p text:style-name="P104">from</text:p>
          </table:table-cell>
          <table:table-cell table:style-name="Table1.A1" office:value-type="string">
            <text:p text:style-name="P104">with</text:p>
          </table:table-cell>
        </table:table-row>
        <table:table-row table:style-name="Table1.1">
          <table:table-cell table:style-name="Table1.A1" office:value-type="string">
            <text:p text:style-name="P104">Person</text:p>
          </table:table-cell>
          <table:table-cell table:style-name="Table1.A1" office:value-type="string">
            <text:p text:style-name="P107"><text:span text:style-name="T47">ai</text:span>g</text:p>
          </table:table-cell>
          <table:table-cell table:style-name="Table1.A1" office:value-type="string">
            <text:p text:style-name="P107">air</text:p>
          </table:table-cell>
          <table:table-cell table:style-name="Table1.A1" office:value-type="string">
            <text:p text:style-name="P107">le</text:p>
          </table:table-cell>
          <table:table-cell table:style-name="Table1.A1" office:value-type="string">
            <text:p text:style-name="P107">ann an</text:p>
          </table:table-cell>
          <table:table-cell table:style-name="Table1.A1" office:value-type="string">
            <text:p text:style-name="P107">do</text:p>
          </table:table-cell>
          <table:table-cell table:style-name="Table1.A1" office:value-type="string">
            <text:p text:style-name="P107">bho</text:p>
          </table:table-cell>
          <table:table-cell table:style-name="Table1.A1" office:value-type="string">
            <text:p text:style-name="P107">ri</text:p>
          </table:table-cell>
        </table:table-row>
        <table:table-row table:style-name="Table1.1">
          <table:table-cell table:style-name="Table1.A1" office:value-type="string">
            <text:p text:style-name="P104">me</text:p>
          </table:table-cell>
          <table:table-cell table:style-name="Table1.A1" office:value-type="string">
            <text:p text:style-name="P112">agam</text:p>
          </table:table-cell>
          <table:table-cell table:style-name="Table1.A1" office:value-type="string">
            <text:p text:style-name="P112">orm</text:p>
          </table:table-cell>
          <table:table-cell table:style-name="Table1.A1" office:value-type="string">
            <text:p text:style-name="P112">leam</text:p>
          </table:table-cell>
          <table:table-cell table:style-name="Table1.A1" office:value-type="string">
            <text:p text:style-name="P112">annam</text:p>
          </table:table-cell>
          <table:table-cell table:style-name="Table1.A1" office:value-type="string">
            <text:p text:style-name="P112">dhomh</text:p>
          </table:table-cell>
          <table:table-cell table:style-name="Table1.A1" office:value-type="string">
            <text:p text:style-name="P112">bhuam</text:p>
          </table:table-cell>
          <table:table-cell table:style-name="Table1.A1" office:value-type="string">
            <text:p text:style-name="P112">rium</text:p>
          </table:table-cell>
        </table:table-row>
        <table:table-row table:style-name="Table1.1">
          <table:table-cell table:style-name="Table1.A1" office:value-type="string">
            <text:p text:style-name="P104">you (sg)</text:p>
          </table:table-cell>
          <table:table-cell table:style-name="Table1.A1" office:value-type="string">
            <text:p text:style-name="P112">agad</text:p>
          </table:table-cell>
          <table:table-cell table:style-name="Table1.A1" office:value-type="string">
            <text:p text:style-name="P112">ort</text:p>
          </table:table-cell>
          <table:table-cell table:style-name="Table1.A1" office:value-type="string">
            <text:p text:style-name="P112">leat</text:p>
          </table:table-cell>
          <table:table-cell table:style-name="Table1.A1" office:value-type="string">
            <text:p text:style-name="P112">annad</text:p>
          </table:table-cell>
          <table:table-cell table:style-name="Table1.A1" office:value-type="string">
            <text:p text:style-name="P112">dhut</text:p>
          </table:table-cell>
          <table:table-cell table:style-name="Table1.A1" office:value-type="string">
            <text:p text:style-name="P112">bhuat</text:p>
          </table:table-cell>
          <table:table-cell table:style-name="Table1.A1" office:value-type="string">
            <text:p text:style-name="P112">riut</text:p>
          </table:table-cell>
        </table:table-row>
        <table:table-row table:style-name="Table1.1">
          <table:table-cell table:style-name="Table1.A1" office:value-type="string">
            <text:p text:style-name="P104">him</text:p>
          </table:table-cell>
          <table:table-cell table:style-name="Table1.A1" office:value-type="string">
            <text:p text:style-name="P112">aige</text:p>
          </table:table-cell>
          <table:table-cell table:style-name="Table1.A1" office:value-type="string">
            <text:p text:style-name="P112">air</text:p>
          </table:table-cell>
          <table:table-cell table:style-name="Table1.A1" office:value-type="string">
            <text:p text:style-name="P112">leis</text:p>
          </table:table-cell>
          <table:table-cell table:style-name="Table1.A1" office:value-type="string">
            <text:p text:style-name="P112">ann</text:p>
          </table:table-cell>
          <table:table-cell table:style-name="Table1.A1" office:value-type="string">
            <text:p text:style-name="P112">dha</text:p>
          </table:table-cell>
          <table:table-cell table:style-name="Table1.A1" office:value-type="string">
            <text:p text:style-name="P112">bhuaithe</text:p>
          </table:table-cell>
          <table:table-cell table:style-name="Table1.A1" office:value-type="string">
            <text:p text:style-name="P112">ris</text:p>
          </table:table-cell>
        </table:table-row>
        <table:table-row table:style-name="Table1.1">
          <table:table-cell table:style-name="Table1.A1" office:value-type="string">
            <text:p text:style-name="P104">her</text:p>
          </table:table-cell>
          <table:table-cell table:style-name="Table1.A1" office:value-type="string">
            <text:p text:style-name="P112">aice</text:p>
          </table:table-cell>
          <table:table-cell table:style-name="Table1.A1" office:value-type="string">
            <text:p text:style-name="P112">oirre</text:p>
          </table:table-cell>
          <table:table-cell table:style-name="Table1.A1" office:value-type="string">
            <text:p text:style-name="P112">leatha</text:p>
          </table:table-cell>
          <table:table-cell table:style-name="Table1.A1" office:value-type="string">
            <text:p text:style-name="P112">innte</text:p>
          </table:table-cell>
          <table:table-cell table:style-name="Table1.A1" office:value-type="string">
            <text:p text:style-name="P112">dhi</text:p>
          </table:table-cell>
          <table:table-cell table:style-name="Table1.A1" office:value-type="string">
            <text:p text:style-name="P112">bhuaipe</text:p>
          </table:table-cell>
          <table:table-cell table:style-name="Table1.A1" office:value-type="string">
            <text:p text:style-name="P112">rithe</text:p>
          </table:table-cell>
        </table:table-row>
        <table:table-row table:style-name="Table1.1">
          <table:table-cell table:style-name="Table1.A1" office:value-type="string">
            <text:p text:style-name="P104">us</text:p>
          </table:table-cell>
          <table:table-cell table:style-name="Table1.A1" office:value-type="string">
            <text:p text:style-name="P112">againn</text:p>
          </table:table-cell>
          <table:table-cell table:style-name="Table1.A1" office:value-type="string">
            <text:p text:style-name="P112">oirnn</text:p>
          </table:table-cell>
          <table:table-cell table:style-name="Table1.A1" office:value-type="string">
            <text:p text:style-name="P112">leinn</text:p>
          </table:table-cell>
          <table:table-cell table:style-name="Table1.A1" office:value-type="string">
            <text:p text:style-name="P112">annainn</text:p>
          </table:table-cell>
          <table:table-cell table:style-name="Table1.A1" office:value-type="string">
            <text:p text:style-name="P112">dhuinn</text:p>
          </table:table-cell>
          <table:table-cell table:style-name="Table1.A1" office:value-type="string">
            <text:p text:style-name="P112">bhuainn</text:p>
          </table:table-cell>
          <table:table-cell table:style-name="Table1.A1" office:value-type="string">
            <text:p text:style-name="P112">rinn</text:p>
          </table:table-cell>
        </table:table-row>
        <table:table-row table:style-name="Table1.1">
          <table:table-cell table:style-name="Table1.A1" office:value-type="string">
            <text:p text:style-name="P104">you (pl)</text:p>
          </table:table-cell>
          <table:table-cell table:style-name="Table1.A1" office:value-type="string">
            <text:p text:style-name="P112">agaibh</text:p>
          </table:table-cell>
          <table:table-cell table:style-name="Table1.A1" office:value-type="string">
            <text:p text:style-name="P112">oirbh</text:p>
          </table:table-cell>
          <table:table-cell table:style-name="Table1.A1" office:value-type="string">
            <text:p text:style-name="P112">leibh</text:p>
          </table:table-cell>
          <table:table-cell table:style-name="Table1.A1" office:value-type="string">
            <text:p text:style-name="P112">annaibh</text:p>
          </table:table-cell>
          <table:table-cell table:style-name="Table1.A1" office:value-type="string">
            <text:p text:style-name="P112">dhuibh</text:p>
          </table:table-cell>
          <table:table-cell table:style-name="Table1.A1" office:value-type="string">
            <text:p text:style-name="P112">bhuaibh</text:p>
          </table:table-cell>
          <table:table-cell table:style-name="Table1.A1" office:value-type="string">
            <text:p text:style-name="P112">ribh</text:p>
          </table:table-cell>
        </table:table-row>
        <table:table-row table:style-name="Table1.1">
          <table:table-cell table:style-name="Table1.A1" office:value-type="string">
            <text:p text:style-name="P104">them</text:p>
          </table:table-cell>
          <table:table-cell table:style-name="Table1.A1" office:value-type="string">
            <text:p text:style-name="P112">aca</text:p>
          </table:table-cell>
          <table:table-cell table:style-name="Table1.A1" office:value-type="string">
            <text:p text:style-name="P112">orra</text:p>
          </table:table-cell>
          <table:table-cell table:style-name="Table1.A1" office:value-type="string">
            <text:p text:style-name="P112">leotha</text:p>
          </table:table-cell>
          <table:table-cell table:style-name="Table1.A1" office:value-type="string">
            <text:p text:style-name="P112">annta</text:p>
          </table:table-cell>
          <table:table-cell table:style-name="Table1.A1" office:value-type="string">
            <text:p text:style-name="P112">dhaibh</text:p>
          </table:table-cell>
          <table:table-cell table:style-name="Table1.A1" office:value-type="string">
            <text:p text:style-name="P112">bhuapa</text:p>
          </table:table-cell>
          <table:table-cell table:style-name="Table1.A1" office:value-type="string">
            <text:p text:style-name="P112">riutha</text:p>
          </table:table-cell>
        </table:table-row>
      </table:table>
      <text:p text:style-name="P80"/>
      <text:p text:style-name="P39">T<text:span text:style-name="T13">he following lessons practice prepositional pronouns</text:span>:</text:p>
      <text:list text:style-name="L5">
        <text:list-item>
          <text:p text:style-name="P177"><text:bookmark-ref text:reference-format="text" text:ref-name="__RefHeading___Toc1784_1802639870">Possession with “aig”</text:bookmark-ref></text:p>
        </text:list-item>
        <text:list-item>
          <text:p text:style-name="P177"><text:bookmark-ref text:reference-format="text" text:ref-name="__RefHeading___Toc1786_1802639870">Preferences (pp. le)</text:bookmark-ref></text:p>
        </text:list-item>
        <text:list-item>
          <text:p text:style-name="P177"><text:bookmark-ref text:reference-format="text" text:ref-name="__RefHeading___Toc1788_1802639870">Professions (pp. ann an)</text:bookmark-ref></text:p>
        </text:list-item>
        <text:list-item>
          <text:p text:style-name="P177"><text:bookmark-ref text:reference-format="text" text:ref-name="__RefHeading___Toc795_1802639870">Giving and getting (pp. “do” and “bho”)</text:bookmark-ref></text:p>
        </text:list-item>
      </text:list>
      <text:h text:style-name="P141" text:outline-level="2"><text:bookmark-start text:name="__RefHeading___Toc1471_1802639870"/><text:span text:style-name="T108">A</text:span>lienable and <text:span text:style-name="T49">i</text:span>nalienable <text:span text:style-name="T49">p</text:span>ossession<text:bookmark-end text:name="__RefHeading___Toc1471_1802639870"/></text:h>
      <text:p text:style-name="P40">There are two forms of possession <text:span text:style-name="T65">in Gaelic</text:span>: alienable and inalienable. </text:p>
      <text:p text:style-name="P40"><text:span text:style-name="T52">Inalienable possession</text:span> is when a thing is intrinsic to a person, insep<text:span text:style-name="T4">a</text:span>rable. For example: family, body parts, <text:span text:style-name="T66">clothes</text:span>. <text:span text:style-name="T67">The grammar is familiar to English speakers, using possessive articles (my, your, their, etc).</text:span></text:p>
      <text:p text:style-name="P41"><text:span text:style-name="T52">Alienable possession</text:span> is when a thing can be transferred to someone else. For example: <text:span text:style-name="T12">things you own</text:span>. <text:span text:style-name="T67">The grammar is different to English, saying something is “at” me/you/them etc.</text:span></text:p>
      <text:p text:style-name="P43">The following lessons practice possession:</text:p>
      <text:list text:style-name="L6">
        <text:list-item>
          <text:p text:style-name="P178"><text:bookmark-ref text:reference-format="text" text:ref-name="__RefHeading___Toc1784_1802639870">Possession with “aig”</text:bookmark-ref></text:p>
        </text:list-item>
        <text:list-item>
          <text:p text:style-name="P178"><text:bookmark-ref text:reference-format="text" text:ref-name="__RefHeading___Toc780_1802639870">Possession using possessive articles</text:bookmark-ref></text:p>
        </text:list-item>
      </text:list>
      <text:h text:style-name="P150" text:outline-level="2">Verbs</text:h>
      <text:p text:style-name="P86">Gu fortanach (fortunately), most verbs in Gaelic are regular. Even better – they don’t change form depending on who is doing the action. <text:span text:style-name="T109">They do still change according to tense.</text:span></text:p>
      <text:p text:style-name="P91"><text:soft-page-break/>Verbs have two forms in Gaelic: the finite form (expressing time) and the non-finite form (not expressing time). The latter form is called a verbal noun.</text:p>
      <text:p text:style-name="P87">Verbal nouns (-ing words) are also more common in Gaelic, particularly in the present tense - for example, you wouldn’t say “I want a cup of tea”, you’d say “I’m wanting a cup of tea”. This is also more common in Scottish English!</text:p>
      <text:p text:style-name="P91">The finite form of the regular verb has a root, which <text:span text:style-name="T116">you start with when forming the tense.</text:span></text:p>
      <text:p text:style-name="P91"><text:span text:style-name="T112">Sentences always start with the verb, </text:span><text:span text:style-name="T115">with the basic sentence structure being:</text:span></text:p>
      <text:p text:style-name="P101">[verb] + [subject] + [object]</text:p>
      <text:h text:style-name="P159" text:outline-level="3">Verbal nouns</text:h>
      <text:p text:style-name="P88">Verbal nouns are “-ing verbs”. I am wanting, I am having, etc. In Gaelic, they use the verb “bi” <text:span text:style-name="T111">(meaning “</text:span><text:span text:style-name="T34">to be</text:span><text:span text:style-name="T111">”</text:span>):</text:p>
      <table:table table:name="Table6" table:style-name="Table6">
        <table:table-column table:style-name="Table6.A"/>
        <table:table-column table:style-name="Table6.B"/>
        <table:table-column table:style-name="Table6.C"/>
        <table:table-column table:style-name="Table6.D"/>
        <table:table-column table:style-name="Table6.B"/>
        <table:table-row table:style-name="Table6.1">
          <table:table-cell table:style-name="Table6.A1" office:value-type="string">
            <text:p text:style-name="P106"/>
          </table:table-cell>
          <table:table-cell table:style-name="Table6.A1" office:value-type="string">
            <text:p text:style-name="P110">Positive statement</text:p>
          </table:table-cell>
          <table:table-cell table:style-name="Table6.A1" office:value-type="string">
            <text:p text:style-name="P110">Negative statement</text:p>
          </table:table-cell>
          <table:table-cell table:style-name="Table6.A1" office:value-type="string">
            <text:p text:style-name="P110">Positive question</text:p>
          </table:table-cell>
          <table:table-cell table:style-name="Table6.A1" office:value-type="string">
            <text:p text:style-name="P110">Negative question</text:p>
          </table:table-cell>
        </table:table-row>
        <table:table-row table:style-name="Table6.1">
          <table:table-cell table:style-name="Table6.A1" office:value-type="string">
            <text:p text:style-name="P110">past</text:p>
          </table:table-cell>
          <table:table-cell table:style-name="Table6.A1" office:value-type="string">
            <text:p text:style-name="P130">bha</text:p>
          </table:table-cell>
          <table:table-cell table:style-name="Table6.A1" office:value-type="string">
            <text:p text:style-name="P130">cha robh</text:p>
          </table:table-cell>
          <table:table-cell table:style-name="Table6.A1" office:value-type="string">
            <text:p text:style-name="P130">an robh</text:p>
          </table:table-cell>
          <table:table-cell table:style-name="Table6.A1" office:value-type="string">
            <text:p text:style-name="P130">nach robh</text:p>
          </table:table-cell>
        </table:table-row>
        <table:table-row table:style-name="Table6.1">
          <table:table-cell table:style-name="Table6.A1" office:value-type="string">
            <text:p text:style-name="P110">present</text:p>
          </table:table-cell>
          <table:table-cell table:style-name="Table6.A1" office:value-type="string">
            <text:p text:style-name="P130">tha</text:p>
          </table:table-cell>
          <table:table-cell table:style-name="Table6.A1" office:value-type="string">
            <text:p text:style-name="P130">chan eil</text:p>
          </table:table-cell>
          <table:table-cell table:style-name="Table6.A1" office:value-type="string">
            <text:p text:style-name="P130">a bheil</text:p>
          </table:table-cell>
          <table:table-cell table:style-name="Table6.A1" office:value-type="string">
            <text:p text:style-name="P130">nach eil</text:p>
          </table:table-cell>
        </table:table-row>
        <table:table-row table:style-name="Table6.1">
          <table:table-cell table:style-name="Table6.A1" office:value-type="string">
            <text:p text:style-name="P110">future</text:p>
          </table:table-cell>
          <table:table-cell table:style-name="Table6.A1" office:value-type="string">
            <text:p text:style-name="P130">bidh</text:p>
          </table:table-cell>
          <table:table-cell table:style-name="Table6.A1" office:value-type="string">
            <text:p text:style-name="P130">cha bhi</text:p>
          </table:table-cell>
          <table:table-cell table:style-name="Table6.A1" office:value-type="string">
            <text:p text:style-name="P130">am bi</text:p>
          </table:table-cell>
          <table:table-cell table:style-name="Table6.A1" office:value-type="string">
            <text:p text:style-name="P130">nach bi</text:p>
          </table:table-cell>
        </table:table-row>
      </table:table>
      <text:p text:style-name="P20"/>
      <text:p text:style-name="P21">Verbal nouns also start with “a’ ” or “ag” depending on whether they start with a vowel, for example:</text:p>
      <text:list text:style-name="L7">
        <text:list-item>
          <text:p text:style-name="P172">ag iarraidh (wanting)</text:p>
        </text:list-item>
        <text:list-item>
          <text:p text:style-name="P173">ag obair (working)</text:p>
        </text:list-item>
        <text:list-item>
          <text:p text:style-name="P173">a’ dol (going)</text:p>
        </text:list-item>
        <text:list-item>
          <text:p text:style-name="P172">a’ fuireach (living/staying)</text:p>
        </text:list-item>
      </text:list>
      <text:p text:style-name="P19">The sentence structure is as follows:</text:p>
      <text:p text:style-name="Quotations"><text:span text:style-name="T52">Gaelic:</text:span> [bi] + [mi/thu/…] + [a’/ag] + [verb<text:span text:style-name="T112">al noun</text:span>]</text:p>
      <text:p text:style-name="P100"><text:span text:style-name="T52">English:</text:span> [I/you/…] + [am/are/…] + [-ing verb]</text:p>
      <text:p text:style-name="P89">Note that the sentence does start with the verb, since the other verb is, in Gaelic, acting as a <text:span text:style-name="T113">noun.</text:span></text:p>
      <text:h text:style-name="P160" text:outline-level="3">Regular verbs</text:h>
      <text:p text:style-name="P93">The primary form of a verb is used for the positive statement.</text:p>
      <text:p text:style-name="P93">The secondary form of a verb is used for the negative statement.</text:p>
      <text:p text:style-name="P94">“Cha” changes to “Chan” in front of a vowel. <text:span text:style-name="T126">It lenites the following word (except d, t, etc)</text:span></text:p>
      <text:p text:style-name="P94">“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1"/>
          </table:table-cell>
          <table:table-cell table:style-name="Table7.A1" office:value-type="string">
            <text:p text:style-name="P120"/>
          </table:table-cell>
          <table:table-cell table:style-name="Table7.A1" office:value-type="string">
            <text:p text:style-name="P111">Past tense</text:p>
          </table:table-cell>
          <table:table-cell table:style-name="Table7.A1" office:value-type="string">
            <text:p text:style-name="P111">Future tense</text:p>
          </table:table-cell>
        </table:table-row>
        <table:table-row table:style-name="Table7.1">
          <table:table-cell table:style-name="Table7.A1" office:value-type="string">
            <text:p text:style-name="P111">Positive statement</text:p>
          </table:table-cell>
          <table:table-cell table:style-name="Table7.A1" office:value-type="string">
            <text:p text:style-name="P120"/>
          </table:table-cell>
          <table:table-cell table:style-name="Table7.A1" office:value-type="string">
            <text:p text:style-name="P121">lenited root*</text:p>
          </table:table-cell>
          <table:table-cell table:style-name="Table7.A1" office:value-type="string">
            <text:p text:style-name="P122">root + “(a)idh”</text:p>
          </table:table-cell>
        </table:table-row>
        <table:table-row table:style-name="Table7.1">
          <table:table-cell table:style-name="Table7.A1" office:value-type="string">
            <text:p text:style-name="P111">Negative statement</text:p>
          </table:table-cell>
          <table:table-cell table:style-name="Table7.A1" office:value-type="string">
            <text:p text:style-name="P123">cha(n)</text:p>
          </table:table-cell>
          <table:table-cell table:style-name="Table7.A1" office:value-type="string">
            <text:p text:style-name="P121">do + lenited root*</text:p>
          </table:table-cell>
          <table:table-cell table:style-name="Table7.A1" office:value-type="string">
            <text:p text:style-name="P124">lenited roo<text:span text:style-name="T127">t</text:span><text:span text:style-name="T127"><text:note text:id="ftn1" text:note-class="footnote"><text:note-citation>1</text:note-citation><text:note-body><text:p text:style-name="Footnote">“<text:span text:style-name="T127">cha” lenites the verb which follows it.</text:span></text:p></text:note-body></text:note></text:span></text:p>
          </table:table-cell>
        </table:table-row>
        <table:table-row table:style-name="Table7.1">
          <table:table-cell table:style-name="Table7.A1" office:value-type="string">
            <text:p text:style-name="P111">Positive question</text:p>
          </table:table-cell>
          <table:table-cell table:style-name="Table7.A1" office:value-type="string">
            <text:p text:style-name="P123">an/am</text:p>
          </table:table-cell>
          <table:table-cell table:style-name="Table7.A1" office:value-type="string">
            <text:p text:style-name="P121">do + lenited root*</text:p>
          </table:table-cell>
          <table:table-cell table:style-name="Table7.A1" office:value-type="string">
            <text:p text:style-name="P124">root</text:p>
          </table:table-cell>
        </table:table-row>
        <table:table-row table:style-name="Table7.1">
          <table:table-cell table:style-name="Table7.A1" office:value-type="string">
            <text:p text:style-name="P111">Negative question</text:p>
          </table:table-cell>
          <table:table-cell table:style-name="Table7.A1" office:value-type="string">
            <text:p text:style-name="P123">nach</text:p>
          </table:table-cell>
          <table:table-cell table:style-name="Table7.A1" office:value-type="string">
            <text:p text:style-name="P121">do + lenited root*</text:p>
          </table:table-cell>
          <table:table-cell table:style-name="Table7.A1" office:value-type="string">
            <text:p text:style-name="P124">root</text:p>
          </table:table-cell>
        </table:table-row>
      </table:table>
      <text:p text:style-name="Text_20_body">* <text:span text:style-name="T120">Add “dh’ ” to the start of any root beginning with a vowel in the past tense.</text:span></text:p>
      <text:h text:style-name="P163" text:outline-level="4">Past tense</text:h>
      <text:p text:style-name="P90"><text:span text:style-name="T36">For both forms</text:span>, <text:span text:style-name="T35">lenite the root form of the verb</text:span>. If <text:span text:style-name="T114">it</text:span> starts with a vowel, then you add “dh’ ” to the start <text:span text:style-name="T121">(without the space)</text:span>, for example, “dh’ith” (ate).</text:p>
      <text:p text:style-name="P93">For the secondary form, and “do ” to the start.</text:p>
      <text:p text:style-name="Quotations"><text:span text:style-name="T52">Positive statement:</text:span> [<text:span text:style-name="T119">primary </text:span><text:span text:style-name="T40">verb</text:span>] + <text:span text:style-name="T117">[</text:span>subject]</text:p>
      <text:p text:style-name="P102"><text:span text:style-name="T56">Negative statement:</text:span><text:span text:style-name="T117"> </text:span>Cha + [<text:span text:style-name="T119">secondary </text:span><text:span text:style-name="T40">verb</text:span>] + <text:span text:style-name="T117">[</text:span>subject]</text:p>
      <text:p text:style-name="P103"><text:span text:style-name="T56">Positive question:</text:span><text:span text:style-name="T117"> </text:span>An + [<text:span text:style-name="T119">secondary </text:span><text:span text:style-name="T40">verb</text:span>] + <text:span text:style-name="T117">[</text:span>subject]</text:p>
      <text:p text:style-name="P103"><text:span text:style-name="T56">Negative question:</text:span><text:span text:style-name="T117"> </text:span>Nach + [<text:span text:style-name="T119">secondary </text:span><text:span text:style-name="T40">verb</text:span>] + <text:span text:style-name="T117">[</text:span>subject]</text:p>
      <text:h text:style-name="P164" text:outline-level="4">Future tense</text:h>
      <text:p text:style-name="P92"><text:span text:style-name="T36">For the primary form</text:span>, take the root form and <text:span text:style-name="T119">for the positive statement form, </text:span>add “aidh” or “idh” to the end depending on the broad/slender spelling rule. </text:p>
      <text:p text:style-name="P93">For the secondary form, just use the root.</text:p>
      <text:p text:style-name="P102"><text:span text:style-name="T52">Positive statement:</text:span> [<text:span text:style-name="T119">primary </text:span><text:span text:style-name="T40">verb</text:span>] + <text:span text:style-name="T117">[</text:span>subject]</text:p>
      <text:p text:style-name="P103"><text:span text:style-name="T56">Negative statement:</text:span><text:span text:style-name="T117"> </text:span>Cha<text:span text:style-name="T118">(</text:span><text:span text:style-name="T40">n)</text:span> + [<text:span text:style-name="T118">lenited </text:span><text:span text:style-name="T119">secondary </text:span><text:span text:style-name="T40">verb</text:span>] + <text:span text:style-name="T117">[</text:span>subject]</text:p>
      <text:p text:style-name="P103"><text:span text:style-name="T56">Positive question:</text:span><text:span text:style-name="T117"> </text:span>A<text:span text:style-name="T40">n/Am</text:span> + [<text:span text:style-name="T119">secondary </text:span><text:span text:style-name="T40">verb</text:span>] + <text:span text:style-name="T117">[</text:span>subject]</text:p>
      <text:p text:style-name="P103"><text:span text:style-name="T56">Negative question:</text:span><text:span text:style-name="T117"> </text:span>Nach + [<text:span text:style-name="T119">secondary </text:span><text:span text:style-name="T40">verb</text:span>] + <text:span text:style-name="T117">[</text:span>subject]</text:p>
      <text:h text:style-name="P165" text:outline-level="4">Imperative</text:h>
      <text:p text:style-name="P95">The imperative is the command form of a verb. “Write this!”, “Listen to me!”, etc.</text:p>
      <text:p text:style-name="P95">The imperative takes the root, and if it’s a negative, use the word “na” in front of it. For example:</text:p>
      <text:list text:style-name="L8">
        <text:list-item>
          <text:p text:style-name="P181">Èist rium! <text:span text:style-name="T77">(Listen to me!)</text:span></text:p>
        </text:list-item>
        <text:list-item>
          <text:p text:style-name="P181"><text:soft-page-break/>Cleachd e! <text:span text:style-name="T77">(Use it!)</text:span></text:p>
        </text:list-item>
        <text:list-item>
          <text:p text:style-name="P181">Na <text:span text:style-name="T16">sgr</text:span><text:span text:style-name="T37">ì</text:span><text:span text:style-name="T16">obh an seo</text:span>! <text:span text:style-name="T77">(Don’t </text:span><text:span text:style-name="T16">write t</text:span><text:span text:style-name="T17">his</text:span><text:span text:style-name="T77">!)</text:span></text:p>
        </text:list-item>
      </text:list>
      <text:h text:style-name="P161" text:outline-level="3">Irregular verbs <text:span text:style-name="T110">(past &amp; future)</text:span></text:h>
      <text:p text:style-name="P132">There are 1<text:span text:style-name="T128">0</text:span> irregular verbs <text:span text:style-name="T128">in Gaelic. </text:span><text:span text:style-name="T91">Some of these have regular forms in the future tense – these regular forms are omitted in the table below.</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8">Gaelic</text:p>
          </table:table-cell>
          <table:table-cell table:style-name="Table8.A1" office:value-type="string">
            <text:p text:style-name="P28">English</text:p>
          </table:table-cell>
          <table:table-cell table:style-name="Table8.A1" office:value-type="string">
            <text:p text:style-name="P28">Past I</text:p>
          </table:table-cell>
          <table:table-cell table:style-name="Table8.A1" office:value-type="string">
            <text:p text:style-name="P28">Past II</text:p>
          </table:table-cell>
          <table:table-cell table:style-name="Table8.A1" office:value-type="string">
            <text:p text:style-name="P28">Future I</text:p>
          </table:table-cell>
          <table:table-cell table:style-name="Table8.A1" office:value-type="string">
            <text:p text:style-name="P28">Future II</text:p>
          </table:table-cell>
        </table:table-row>
        <table:table-row>
          <table:table-cell table:style-name="Table8.A1" office:value-type="string">
            <text:p text:style-name="P27">rach</text:p>
          </table:table-cell>
          <table:table-cell table:style-name="Table8.A1" office:value-type="string">
            <text:p text:style-name="P10">go</text:p>
          </table:table-cell>
          <table:table-cell table:style-name="Table8.A1" office:value-type="string">
            <text:p text:style-name="P27">chaidh</text:p>
          </table:table-cell>
          <table:table-cell table:style-name="Table8.A1" office:value-type="string">
            <text:p text:style-name="P27">deach</text:p>
          </table:table-cell>
          <table:table-cell table:style-name="Table8.A1" office:value-type="string">
            <text:p text:style-name="P27">thèid</text:p>
          </table:table-cell>
          <table:table-cell table:style-name="Table8.A1" office:value-type="string">
            <text:p text:style-name="P27">tèid</text:p>
          </table:table-cell>
        </table:table-row>
        <table:table-row>
          <table:table-cell table:style-name="Table8.A1" office:value-type="string">
            <text:p text:style-name="P27">abair</text:p>
          </table:table-cell>
          <table:table-cell table:style-name="Table8.A1" office:value-type="string">
            <text:p text:style-name="P10">say</text:p>
          </table:table-cell>
          <table:table-cell table:style-name="Table8.A1" office:value-type="string">
            <text:p text:style-name="P27">thuirt</text:p>
          </table:table-cell>
          <table:table-cell table:style-name="Table8.A1" office:value-type="string">
            <text:p text:style-name="P27">tuirt</text:p>
          </table:table-cell>
          <table:table-cell table:style-name="Table8.A1" office:value-type="string">
            <text:p text:style-name="P27">canaidh</text:p>
          </table:table-cell>
          <table:table-cell table:style-name="Table8.A1" office:value-type="string">
            <text:p text:style-name="P27">can</text:p>
          </table:table-cell>
        </table:table-row>
        <table:table-row>
          <table:table-cell table:style-name="Table8.A1" office:value-type="string">
            <text:p text:style-name="P27">dèan</text:p>
          </table:table-cell>
          <table:table-cell table:style-name="Table8.A1" office:value-type="string">
            <text:p text:style-name="P10">do/make</text:p>
          </table:table-cell>
          <table:table-cell table:style-name="Table8.A1" office:value-type="string">
            <text:p text:style-name="P27">rinn</text:p>
          </table:table-cell>
          <table:table-cell table:style-name="Table8.A1" office:value-type="string">
            <text:p text:style-name="P27">do rinn</text:p>
          </table:table-cell>
          <table:table-cell table:style-name="Table8.A1" office:value-type="string">
            <text:p text:style-name="P27">nì</text:p>
          </table:table-cell>
          <table:table-cell table:style-name="Table8.A1" office:value-type="string">
            <text:p text:style-name="P27">dèan</text:p>
          </table:table-cell>
        </table:table-row>
        <table:table-row>
          <table:table-cell table:style-name="Table8.A1" office:value-type="string">
            <text:p text:style-name="P27">cluinn</text:p>
          </table:table-cell>
          <table:table-cell table:style-name="Table8.A1" office:value-type="string">
            <text:p text:style-name="P10">hear</text:p>
          </table:table-cell>
          <table:table-cell table:style-name="Table8.A1" office:value-type="string">
            <text:p text:style-name="P27">chuala</text:p>
          </table:table-cell>
          <table:table-cell table:style-name="Table8.A1" office:value-type="string">
            <text:p text:style-name="P27">cuala</text:p>
          </table:table-cell>
          <table:table-cell table:style-name="Table8.A1" office:value-type="string">
            <text:p text:style-name="P26">-</text:p>
          </table:table-cell>
          <table:table-cell table:style-name="Table8.A1" office:value-type="string">
            <text:p text:style-name="P26">-</text:p>
          </table:table-cell>
        </table:table-row>
        <table:table-row>
          <table:table-cell table:style-name="Table8.A1" office:value-type="string">
            <text:p text:style-name="P27">faic</text:p>
          </table:table-cell>
          <table:table-cell table:style-name="Table8.A1" office:value-type="string">
            <text:p text:style-name="P10">see</text:p>
          </table:table-cell>
          <table:table-cell table:style-name="Table8.A1" office:value-type="string">
            <text:p text:style-name="P27">chunnaic</text:p>
          </table:table-cell>
          <table:table-cell table:style-name="Table8.A1" office:value-type="string">
            <text:p text:style-name="P27">faca</text:p>
          </table:table-cell>
          <table:table-cell table:style-name="Table8.A1" office:value-type="string">
            <text:p text:style-name="P27">chì</text:p>
          </table:table-cell>
          <table:table-cell table:style-name="Table8.A1" office:value-type="string">
            <text:p text:style-name="P27">faic</text:p>
          </table:table-cell>
        </table:table-row>
        <table:table-row>
          <table:table-cell table:style-name="Table8.A1" office:value-type="string">
            <text:p text:style-name="P27">thig</text:p>
          </table:table-cell>
          <table:table-cell table:style-name="Table8.A1" office:value-type="string">
            <text:p text:style-name="P10">come</text:p>
          </table:table-cell>
          <table:table-cell table:style-name="Table8.A1" office:value-type="string">
            <text:p text:style-name="P27">thàinig</text:p>
          </table:table-cell>
          <table:table-cell table:style-name="Table8.A1" office:value-type="string">
            <text:p text:style-name="P27">tàinig</text:p>
          </table:table-cell>
          <table:table-cell table:style-name="Table8.A1" office:value-type="string">
            <text:p text:style-name="P27">thig</text:p>
          </table:table-cell>
          <table:table-cell table:style-name="Table8.A1" office:value-type="string">
            <text:p text:style-name="P27">tig</text:p>
          </table:table-cell>
        </table:table-row>
        <table:table-row>
          <table:table-cell table:style-name="Table8.A1" office:value-type="string">
            <text:p text:style-name="P27">thoir</text:p>
          </table:table-cell>
          <table:table-cell table:style-name="Table8.A1" office:value-type="string">
            <text:p text:style-name="P10">bring/take/give</text:p>
          </table:table-cell>
          <table:table-cell table:style-name="Table8.A1" office:value-type="string">
            <text:p text:style-name="P27">thug</text:p>
          </table:table-cell>
          <table:table-cell table:style-name="Table8.A1" office:value-type="string">
            <text:p text:style-name="P27">tug</text:p>
          </table:table-cell>
          <table:table-cell table:style-name="Table8.A1" office:value-type="string">
            <text:p text:style-name="P27">bheir</text:p>
          </table:table-cell>
          <table:table-cell table:style-name="Table8.A1" office:value-type="string">
            <text:p text:style-name="P27">toir</text:p>
          </table:table-cell>
        </table:table-row>
        <table:table-row>
          <table:table-cell table:style-name="Table8.A1" office:value-type="string">
            <text:p text:style-name="P27">ruig</text:p>
          </table:table-cell>
          <table:table-cell table:style-name="Table8.A1" office:value-type="string">
            <text:p text:style-name="P10">reach</text:p>
          </table:table-cell>
          <table:table-cell table:style-name="Table8.A1" office:value-type="string">
            <text:p text:style-name="P27">ràinig</text:p>
          </table:table-cell>
          <table:table-cell table:style-name="Table8.A1" office:value-type="string">
            <text:p text:style-name="P27">do ràinig</text:p>
          </table:table-cell>
          <table:table-cell table:style-name="Table8.A1" office:value-type="string">
            <text:p text:style-name="P26">-</text:p>
          </table:table-cell>
          <table:table-cell table:style-name="Table8.A1" office:value-type="string">
            <text:p text:style-name="P26">-</text:p>
          </table:table-cell>
        </table:table-row>
        <table:table-row>
          <table:table-cell table:style-name="Table8.A1" office:value-type="string">
            <text:p text:style-name="P27">beir</text:p>
          </table:table-cell>
          <table:table-cell table:style-name="Table8.A1" office:value-type="string">
            <text:p text:style-name="P10">bear/carry</text:p>
          </table:table-cell>
          <table:table-cell table:style-name="Table8.A1" office:value-type="string">
            <text:p text:style-name="P27">rug</text:p>
          </table:table-cell>
          <table:table-cell table:style-name="Table8.A1" office:value-type="string">
            <text:p text:style-name="P27">do rug</text:p>
          </table:table-cell>
          <table:table-cell table:style-name="Table8.A1" office:value-type="string">
            <text:p text:style-name="P26">-</text:p>
          </table:table-cell>
          <table:table-cell table:style-name="Table8.A1" office:value-type="string">
            <text:p text:style-name="P26">-</text:p>
          </table:table-cell>
        </table:table-row>
        <table:table-row>
          <table:table-cell table:style-name="Table8.A1" office:value-type="string">
            <text:p text:style-name="P27">faigh</text:p>
          </table:table-cell>
          <table:table-cell table:style-name="Table8.A1" office:value-type="string">
            <text:p text:style-name="P10">get/find</text:p>
          </table:table-cell>
          <table:table-cell table:style-name="Table8.A1" office:value-type="string">
            <text:p text:style-name="P27">fhuair</text:p>
          </table:table-cell>
          <table:table-cell table:style-name="Table8.A1" office:value-type="string">
            <text:p text:style-name="P27">d’ fhuair</text:p>
          </table:table-cell>
          <table:table-cell table:style-name="Table8.A1" office:value-type="string">
            <text:p text:style-name="P27">gheibh</text:p>
          </table:table-cell>
          <table:table-cell table:style-name="Table8.A1" office:value-type="string">
            <text:p text:style-name="P27">faigh</text:p>
          </table:table-cell>
        </table:table-row>
      </table:table>
      <text:h text:style-name="P139" text:outline-level="1">Lesson notes</text:h>
      <text:list text:style-name="L9">
        <text:list-item>
          <text:p text:style-name="P182"><text:span text:style-name="T78">R</text:span><text:span text:style-name="T77">emember accents.</text:span></text:p>
        </text:list-item>
        <text:list-item>
          <text:p text:style-name="P179">When writing “you” in English, specify whether singular/informal “you (sg)” or plural/polite “you (pl)”.</text:p>
        </text:list-item>
      </text:list>
      <text:h text:style-name="Heading_20_2" text:outline-level="2"><text:span text:style-name="T78">V</text:span><text:span text:style-name="T77">ocab practice</text:span></text:h>
      <text:p text:style-name="P66">There is no grammar in this lesson, it just practices the nominative singular form of nouns.</text:p>
      <text:h text:style-name="P144" text:outline-level="2"><text:bookmark-start text:name="__RefHeading___Toc1032_1802639870"/>Numbers &amp; Plurals<text:bookmark-end text:name="__RefHeading___Toc1032_1802639870"/></text:h>
      <text:p text:style-name="P85"><text:span text:style-name="T80">T</text:span><text:span text:style-name="T77">his lesson allows you to translate numbers (between digits and Gaelic), and </text:span><office:annotation office:name="__Annotation__1419_1802639870" loext:resolved="false"><dc:creator>Unknown Author</dc:creator><dc:date>2023-02-20T14:01:11.482000000</dc:date><text:p text:style-name="P188"><text:span text:style-name="T134">At some point I aim to include plurals and numbers, e.g. cat (3) = Trì cait.</text:span></text:p></office:annotation><text:span text:style-name="T77">pluralise nouns</text:span><office:annotation-end office:name="__Annotation__1419_1802639870"/><text:span text:style-name="T77">.</text:span></text:p>
      <text:h text:style-name="P151" text:outline-level="2">Gender</text:h>
      <text:p text:style-name="P60">This lesson aims to help you learn the gender of nouns by practi<text:span text:style-name="T4">s</text:span>ing them in context.</text:p>
      <text:p text:style-name="P60">The first option is using adjectives (currently just the adjective “beag”, “small”). <text:span text:style-name="T94">If the noun is feminine, then you use the lenited form, bheag. If the noun is masculine, then you use the </text:span><text:span text:style-name="T19">non-</text:span><text:span text:style-name="T94">lenited form, beag.</text:span></text:p>
      <text:p text:style-name="P73"><text:span text:style-name="T52">Gaelic:</text:span><text:span text:style-name="T59"> [object] + [</text:span><text:span text:style-name="T28">beag/bheag</text:span><text:span text:style-name="T59">]</text:span></text:p>
      <text:p text:style-name="P61"><text:span text:style-name="T52">English:</text:span><text:span text:style-name="T59"> </text:span><text:span text:style-name="T28">A small </text:span><text:span text:style-name="T59">[object]</text:span></text:p>
      <text:p text:style-name="P79"><text:span text:style-name="T59">The second option is using the definite article (currently just in the nominative case). You add the </text:span><text:span text:style-name="T61">appropriate </text:span><text:span text:style-name="T59">common article to the object.</text:span></text:p>
      <text:p text:style-name="P74"><text:span text:style-name="T52">Gaelic:</text:span><text:span text:style-name="T59"> [</text:span><text:span text:style-name="T29">article</text:span><text:span text:style-name="T59">] + [</text:span><text:span text:style-name="T29">object</text:span><text:span text:style-name="T59">]</text:span></text:p>
      <text:p text:style-name="P62"><text:span text:style-name="T52">English:</text:span><text:span text:style-name="T59"> </text:span><text:span text:style-name="T29">The</text:span><text:span text:style-name="T28"> </text:span><text:span text:style-name="T59">[object]</text:span></text:p>
      <text:h text:style-name="P145" text:outline-level="2"><text:bookmark-start text:name="__RefHeading___Toc1784_1802639870"/>Possession with “aig”<text:bookmark-end text:name="__RefHeading___Toc1784_1802639870"/></text:h>
      <text:p text:style-name="P46">The lesson <text:bookmark-ref text:reference-format="text" text:ref-name="__RefHeading___Toc1784_1802639870">Possession with “aig”</text:bookmark-ref><text:s/>focuses on alienable possession. The sentence structure literally means: There is a(n) [object] at [me/you/them etc].</text:p>
      <text:p text:style-name="P69"><text:span text:style-name="T52">Gaelic:</text:span><text:span text:style-name="T59"> Tha + [object] + [aig (pp)]</text:span></text:p>
      <text:p text:style-name="P69"><text:span text:style-name="T52">English:</text:span><text:span text:style-name="T59"> [Person] has a(n) [object]</text:span></text:p>
      <text:p text:style-name="P47"><text:span text:style-name="T59">This form of possession also applies to a couple of family members: </text:span><text:span text:style-name="T27">husband</text:span><text:span text:style-name="T59"> and daughter. These are included in the lesson </text:span><text:span text:style-name="T59"><text:bookmark-ref text:reference-format="text" text:ref-name="__RefHeading___Toc780_1802639870">Possession using possessive articles</text:bookmark-ref></text:span><text:span text:style-name="T59">.</text:span></text:p>
      <text:h text:style-name="P146" text:outline-level="2"><text:bookmark-start text:name="__RefHeading___Toc795_1802639870"/>Giving and getting (pp. “<text:span text:style-name="T48">do</text:span>” and “<text:span text:style-name="T48">bh</text:span>o”)<text:bookmark-end text:name="__RefHeading___Toc795_1802639870"/></text:h>
      <text:p text:style-name="P48">This lesson allows you to practice the prepositional pronouns “do” and “bho”, as well as practice the different tenses of the irregular verbs “a’ toirt” and “a’ faighinn” (giving and getting).</text:p>
      <text:p text:style-name="P48">The sentence structures are as follows:</text:p>
      <text:h text:style-name="P162" text:outline-level="3">Giving to</text:h>
      <text:h text:style-name="P166" text:outline-level="4">Present tense with the verbal noun</text:h>
      <text:p text:style-name="P70"><text:span text:style-name="T55">Gaelic:</text:span><text:span text:style-name="T64"> </text:span><text:span text:style-name="T47">Tha + [</text:span><text:span text:style-name="T45">person A</text:span><text:span text:style-name="T47">] + a' </text:span><text:span text:style-name="T9">toirt</text:span><text:span text:style-name="T47"> + [</text:span><text:span text:style-name="T45">object</text:span><text:span text:style-name="T47">] + [</text:span><text:span text:style-name="T53">do (pp)</text:span><text:span text:style-name="T47">]</text:span></text:p>
      <text:p text:style-name="P42"><text:soft-page-break/><text:span text:style-name="T52">English:</text:span> <text:span text:style-name="T57">[</text:span><text:span text:style-name="T47">Person A</text:span><text:span text:style-name="T57">]</text:span><text:span text:style-name="T47"> is giving </text:span><text:span text:style-name="T57">a(n) </text:span><text:span text:style-name="T47">[object] to Person B</text:span></text:p>
      <text:h text:style-name="P166" text:outline-level="4">Past &amp; future tense</text:h>
      <text:p text:style-name="P70"><text:span text:style-name="T54">Gaelic:</text:span><text:span text:style-name="T60"> </text:span>Thug/Bheir + [<text:span text:style-name="T4">p</text:span>erson A] + [object] + [<text:span text:style-name="T52">do (pp)</text:span>]</text:p>
      <text:p text:style-name="P42"><text:span text:style-name="T54">English:</text:span><text:span text:style-name="T58"> </text:span>[Person A] gave/will give a(n) [object] <text:span text:style-name="T47">to Person B</text:span></text:p>
      <text:h text:style-name="P162" text:outline-level="3">Getting from</text:h>
      <text:h text:style-name="P166" text:outline-level="4">Present tense with the verbal noun</text:h>
      <text:p text:style-name="P70"><text:span text:style-name="T55">Gaelic:</text:span><text:span text:style-name="T64"> </text:span><text:span text:style-name="T47">Tha + [</text:span><text:span text:style-name="T45">person A</text:span><text:span text:style-name="T47">] + a' </text:span><text:span text:style-name="T11">faighinn</text:span><text:span text:style-name="T47"> + [</text:span><text:span text:style-name="T45">object</text:span><text:span text:style-name="T47">] + [</text:span><text:span text:style-name="T8">bh</text:span><text:span text:style-name="T53">o (pp)</text:span><text:span text:style-name="T47">]</text:span></text:p>
      <text:p text:style-name="P42"><text:span text:style-name="T52">English:</text:span> <text:span text:style-name="T57">[</text:span><text:span text:style-name="T47">Person A</text:span><text:span text:style-name="T57">]</text:span><text:span text:style-name="T47"> is getting </text:span><text:span text:style-name="T57">a(n) </text:span><text:span text:style-name="T47">[object] from Person B</text:span></text:p>
      <text:h text:style-name="P166" text:outline-level="4">Past &amp; future tense</text:h>
      <text:p text:style-name="P71"><text:span text:style-name="T6">Gaelic:</text:span><text:span text:style-name="T10"> </text:span><text:span text:style-name="T4">Fhuair</text:span>/<text:span text:style-name="T4">Gheibh</text:span> + [<text:span text:style-name="T4">p</text:span>erson A] + [object] + [<text:span text:style-name="T5">bh</text:span><text:span text:style-name="T52">o (pp)</text:span>]</text:p>
      <text:p text:style-name="P71"><text:span text:style-name="T54">English:</text:span><text:span text:style-name="T58"> </text:span>[Person A] gave/will <text:span text:style-name="T10">get</text:span> a(n) [object] <text:span text:style-name="T10">from</text:span><text:span text:style-name="T47"> Person B</text:span></text:p>
      <text:h text:style-name="P147" text:outline-level="2"><text:bookmark-start text:name="__RefHeading___Toc780_1802639870"/>Possession using possessive articles<text:bookmark-end text:name="__RefHeading___Toc780_1802639870"/></text:h>
      <text:p text:style-name="P49">This lesson focuses on inalienable possession, using family, body parts, and clothes.</text:p>
      <text:p text:style-name="P44">Inalienable possession looks a lot like possession in English, with possessive articles (my, your, their, etc).</text:p>
      <text:p text:style-name="P50">The lesson also gives practice with “<text:span text:style-name="T71">H</text:span>ere/<text:span text:style-name="T15">T</text:span><text:span text:style-name="T71">his</text:span> is…”, “There/<text:span text:style-name="T15">T</text:span><text:span text:style-name="T71">hat</text:span> is…”, “<text:span text:style-name="T70">O</text:span>ver there is…”. The sentence structure is as follows, where [object] is a family member, body part, or item of clothing.</text:p>
      <text:p text:style-name="P72"><text:span text:style-name="T6">Gaelic:</text:span><text:span text:style-name="T10"> </text:span><text:span text:style-name="T14">[Seo/sin/siud] + [mo/do/a (etc)] + [object]</text:span></text:p>
      <text:p text:style-name="P45"><text:span text:style-name="T54">English:</text:span><text:span text:style-name="T58"> </text:span><text:span text:style-name="T68">[Here/there/over there] is + [my/your/his (etc)] + [object]</text:span></text:p>
      <text:p text:style-name="P51">Note the exceptions: <text:span text:style-name="T4">husband</text:span> (an duine [aig]) and daughter (an nighean [aig]), which <text:span text:style-name="T69">grammatically </text:span>use alienable possession. These are <text:span text:style-name="T38">included in this lesson to learn the difference.</text:span></text:p>
      <text:h text:style-name="P152" text:outline-level="2">Regular verbs</text:h>
      <text:p text:style-name="P12">This lesson includes the verbal noun (-ing verbs), and for past/future tense, the simple past and simple future tense.</text:p>
      <text:h text:style-name="Heading_20_2" text:outline-level="2"><text:bookmark-start text:name="__RefHeading___Toc1788_1802639870"/>Professions (pp. ann an)<text:bookmark-end text:name="__RefHeading___Toc1788_1802639870"/></text:h>
      <text:p text:style-name="P12">This lesson practices the prepositional pronoun “ann an” using professions.</text:p>
      <text:p text:style-name="P75"><text:span text:style-name="T6">Gaelic:</text:span><text:span text:style-name="T10"> </text:span><text:span text:style-name="T14">‘</text:span><text:span text:style-name="T20">S e [profession] </text:span><text:span text:style-name="T32">+ </text:span><text:span text:style-name="T20">a th’ </text:span><text:span text:style-name="T32">+</text:span><text:span text:style-name="T20"> [pp. ann an]</text:span></text:p>
      <text:p text:style-name="P170"><text:span text:style-name="T54">English:</text:span><text:span text:style-name="T58"> </text:span><text:span text:style-name="T99">[I am, you are, etc] </text:span><text:span text:style-name="T100">+ </text:span><text:span text:style-name="T99">a </text:span><text:span text:style-name="T100">+</text:span><text:span text:style-name="T99"> [profession]</text:span></text:p>
      <text:p text:style-name="P187">The vocabulary list for this lesson is people_professions.csv.</text:p>
      <text:h text:style-name="P157" text:outline-level="2"><text:soft-page-break/>Emphatic pronouns &amp; adjectives practice</text:h>
      <text:p text:style-name="P13">This is the main lesson for practi<text:span text:style-name="T129">s</text:span>ing vocabulary lists of adjectives. It also <text:span text:style-name="T129">uses</text:span> emphatic pronouns:</text:p>
      <table:table table:name="Table9" table:style-name="Table9">
        <table:table-column table:style-name="Table9.A"/>
        <table:table-column table:style-name="Table9.B"/>
        <table:table-row>
          <table:table-cell table:style-name="Table9.A1" office:value-type="string">
            <text:p text:style-name="P29">Gaelic</text:p>
          </table:table-cell>
          <table:table-cell table:style-name="Table9.A1" office:value-type="string">
            <text:p text:style-name="P29">English</text:p>
          </table:table-cell>
        </table:table-row>
        <table:table-row>
          <table:table-cell table:style-name="Table9.A1" office:value-type="string">
            <text:p text:style-name="P33">mise</text:p>
          </table:table-cell>
          <table:table-cell table:style-name="Table9.A1" office:value-type="string">
            <text:p text:style-name="P32">*<text:span text:style-name="T129">I*</text:span></text:p>
          </table:table-cell>
        </table:table-row>
        <table:table-row>
          <table:table-cell table:style-name="Table9.A1" office:value-type="string">
            <text:p text:style-name="P33">thusa</text:p>
          </table:table-cell>
          <table:table-cell table:style-name="Table9.A1" office:value-type="string">
            <text:p text:style-name="P32">*<text:span text:style-name="T129">you (sg)*</text:span></text:p>
          </table:table-cell>
        </table:table-row>
        <table:table-row>
          <table:table-cell table:style-name="Table9.A1" office:value-type="string">
            <text:p text:style-name="P33">esan</text:p>
          </table:table-cell>
          <table:table-cell table:style-name="Table9.A1" office:value-type="string">
            <text:p text:style-name="P33">*he*</text:p>
          </table:table-cell>
        </table:table-row>
        <table:table-row>
          <table:table-cell table:style-name="Table9.A1" office:value-type="string">
            <text:p text:style-name="P33">ise</text:p>
          </table:table-cell>
          <table:table-cell table:style-name="Table9.A1" office:value-type="string">
            <text:p text:style-name="P32">*<text:span text:style-name="T129">she*</text:span></text:p>
          </table:table-cell>
        </table:table-row>
        <table:table-row>
          <table:table-cell table:style-name="Table9.A1" office:value-type="string">
            <text:p text:style-name="P33">sinne</text:p>
          </table:table-cell>
          <table:table-cell table:style-name="Table9.A1" office:value-type="string">
            <text:p text:style-name="P32">*<text:span text:style-name="T129">we*</text:span></text:p>
          </table:table-cell>
        </table:table-row>
        <table:table-row>
          <table:table-cell table:style-name="Table9.A1" office:value-type="string">
            <text:p text:style-name="P33">sibhse</text:p>
          </table:table-cell>
          <table:table-cell table:style-name="Table9.A1" office:value-type="string">
            <text:p text:style-name="P32">*<text:span text:style-name="T129">you (pl)*</text:span></text:p>
          </table:table-cell>
        </table:table-row>
        <table:table-row>
          <table:table-cell table:style-name="Table9.A1" office:value-type="string">
            <text:p text:style-name="P33">iadsan</text:p>
          </table:table-cell>
          <table:table-cell table:style-name="Table9.A1" office:value-type="string">
            <text:p text:style-name="P33">*they*</text:p>
          </table:table-cell>
        </table:table-row>
      </table:table>
      <text:p text:style-name="P134"/>
      <text:p text:style-name="P134">Additionally, the lesson contains adjective modifiers:</text:p>
      <table:table table:name="Table10" table:style-name="Table10">
        <table:table-column table:style-name="Table10.A"/>
        <table:table-column table:style-name="Table10.B"/>
        <table:table-column table:style-name="Table10.C"/>
        <table:table-row>
          <table:table-cell table:style-name="Table10.A1" office:value-type="string">
            <text:p text:style-name="P30">English</text:p>
          </table:table-cell>
          <table:table-cell table:style-name="Table10.A1" office:value-type="string">
            <text:p text:style-name="P30">Gaelic</text:p>
          </table:table-cell>
          <table:table-cell table:style-name="Table10.A1" office:value-type="string">
            <text:p text:style-name="P31"><text:span text:style-name="T130">G</text:span>rammar</text:p>
          </table:table-cell>
        </table:table-row>
        <table:table-row>
          <table:table-cell table:style-name="Table10.A1" office:value-type="string">
            <text:p text:style-name="P34">so</text:p>
          </table:table-cell>
          <table:table-cell table:style-name="Table10.A1" office:value-type="string">
            <text:p text:style-name="P34">cho</text:p>
          </table:table-cell>
          <table:table-cell table:style-name="Table10.A1" office:value-type="string">
            <text:p text:style-name="P34"/>
          </table:table-cell>
        </table:table-row>
        <table:table-row>
          <table:table-cell table:style-name="Table10.A1" office:value-type="string">
            <text:p text:style-name="P34">too</text:p>
          </table:table-cell>
          <table:table-cell table:style-name="Table10.A1" office:value-type="string">
            <text:p text:style-name="P34">ro</text:p>
          </table:table-cell>
          <table:table-cell table:style-name="Table10.A1" office:value-type="string">
            <text:p text:style-name="P34">+ lenition</text:p>
          </table:table-cell>
        </table:table-row>
        <table:table-row>
          <table:table-cell table:style-name="Table10.A1" office:value-type="string">
            <text:p text:style-name="P34">very</text:p>
          </table:table-cell>
          <table:table-cell table:style-name="Table10.A1" office:value-type="string">
            <text:p text:style-name="P34">glè</text:p>
          </table:table-cell>
          <table:table-cell table:style-name="Table10.A1" office:value-type="string">
            <text:p text:style-name="P34">+ lenition</text:p>
          </table:table-cell>
        </table:table-row>
        <table:table-row>
          <table:table-cell table:style-name="Table10.A1" office:value-type="string">
            <text:p text:style-name="P34">terribly</text:p>
          </table:table-cell>
          <table:table-cell table:style-name="Table10.A1" office:value-type="string">
            <text:p text:style-name="P34">uabhasach</text:p>
          </table:table-cell>
          <table:table-cell table:style-name="Table10.A1" office:value-type="string">
            <text:p text:style-name="P34"/>
          </table:table-cell>
        </table:table-row>
        <table:table-row>
          <table:table-cell table:style-name="Table10.A1" office:value-type="string">
            <text:p text:style-name="P34">really</text:p>
          </table:table-cell>
          <table:table-cell table:style-name="Table10.A1" office:value-type="string">
            <text:p text:style-name="P34">gu math</text:p>
          </table:table-cell>
          <table:table-cell table:style-name="Table10.A1" office:value-type="string">
            <text:p text:style-name="P34"/>
          </table:table-cell>
        </table:table-row>
        <table:table-row>
          <table:table-cell table:style-name="Table10.A1" office:value-type="string">
            <text:p text:style-name="P34">a bit</text:p>
          </table:table-cell>
          <table:table-cell table:style-name="Table10.A1" office:value-type="string">
            <text:p text:style-name="P34">beagan</text:p>
          </table:table-cell>
          <table:table-cell table:style-name="Table10.A1" office:value-type="string">
            <text:p text:style-name="P34"/>
          </table:table-cell>
        </table:table-row>
      </table:table>
      <text:p text:style-name="P133"/>
      <text:p text:style-name="P133"><text:span text:style-name="T4">Note that the adjectives don’t </text:span><text:span text:style-name="T41">usually </text:span><text:span text:style-name="T4">lenite, </text:span><text:span text:style-name="T42">because they are independent </text:span><text:span text:style-name="T4">(see section: </text:span><text:span text:style-name="T4"><text:bookmark-ref text:reference-format="text" text:ref-name="__RefHeading___Toc1955_1802639870">Adjectives</text:bookmark-ref></text:span><text:span text:style-name="T4">).</text:span></text:p>
      <text:p text:style-name="P76"><text:span text:style-name="T6">Gaelic:</text:span><text:span text:style-name="T21"> </text:span><text:span text:style-name="T22">Tha + [emph_pron] + </text:span><text:span text:style-name="T30">[adj modifier] + </text:span><text:span text:style-name="T22">[adjective]</text:span></text:p>
      <text:p text:style-name="P9"><text:span text:style-name="T54">English:</text:span><text:span text:style-name="T58"> </text:span><text:span text:style-name="T101">[I am / you are / etc] + </text:span><text:span text:style-name="T129">[</text:span><text:span text:style-name="T62">adj modifier] + </text:span><text:span text:style-name="T101">[adjective]</text:span></text:p>
      <text:h text:style-name="P153" text:outline-level="2"><text:bookmark-start text:name="__RefHeading___Toc1786_1802639870"/><office:annotation office:name="__Annotation__1676_1802639870" loext:resolved="false"><dc:creator>Unknown Author</dc:creator><dc:date>2023-02-20T14:33:46.572000000</dc:date><text:p text:style-name="P188"><text:span text:style-name="T134">Later: Could add questions in: Do you like, don’t you like, etc</text:span></text:p></office:annotation>Preferences<office:annotation-end office:name="__Annotation__1676_1802639870"/> (<text:span text:style-name="T105">pp. </text:span>le)<text:bookmark-end text:name="__RefHeading___Toc1786_1802639870"/></text:h>
      <text:p text:style-name="P18">This lesson practices sentences involving preference, <text:span text:style-name="T106">and the possessive pronoun “le”. </text:span><text:span text:style-name="T88">The sentences are of the form </text:span><text:span text:style-name="T89">below, where [like/pref] is tabulated as eight possibilities</text:span><text:span text:style-name="T88">:</text:span></text:p>
      <text:p text:style-name="P167"><text:span text:style-name="T6">Gaelic:</text:span><text:span text:style-name="T21"> </text:span><text:span text:style-name="T26">[like/pref] + [pp. le] + [object]</text:span></text:p>
      <text:p text:style-name="P25"><text:span text:style-name="T82">English:</text:span><text:span text:style-name="T83"> </text:span><text:span text:style-name="T84">[</text:span><text:span text:style-name="T88">Person</text:span><text:span text:style-name="T84">] + </text:span><text:span text:style-name="T88">(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105"/>
          </table:table-cell>
          <table:table-cell table:style-name="Table4.A1" office:value-type="string">
            <text:p text:style-name="P127">do</text:p>
          </table:table-cell>
          <table:table-cell table:style-name="Table4.A1" office:value-type="string">
            <text:p text:style-name="P109">don’t</text:p>
          </table:table-cell>
          <table:table-cell table:style-name="Table4.A1" office:value-type="string">
            <text:p text:style-name="P109">would</text:p>
          </table:table-cell>
          <table:table-cell table:style-name="Table4.A1" office:value-type="string">
            <text:p text:style-name="P109">wouldn’t</text:p>
          </table:table-cell>
        </table:table-row>
        <table:table-row table:style-name="Table4.1">
          <table:table-cell table:style-name="Table4.A1" office:value-type="string">
            <text:p text:style-name="P109">like</text:p>
          </table:table-cell>
          <table:table-cell table:style-name="Table4.A1" office:value-type="string">
            <text:p text:style-name="P117"><text:span text:style-name="T72">i</text:span>s toil</text:p>
          </table:table-cell>
          <table:table-cell table:style-name="Table4.A1" office:value-type="string">
            <text:p text:style-name="P129">cha toil</text:p>
          </table:table-cell>
          <table:table-cell table:style-name="Table4.A1" office:value-type="string">
            <text:p text:style-name="P117"><text:span text:style-name="T72">b</text:span>u toil</text:p>
          </table:table-cell>
          <table:table-cell table:style-name="Table4.A1" office:value-type="string">
            <text:p text:style-name="P129">cha bu toil</text:p>
          </table:table-cell>
        </table:table-row>
        <table:table-row table:style-name="Table4.1">
          <table:table-cell table:style-name="Table4.A1" office:value-type="string">
            <text:p text:style-name="P109">prefer</text:p>
          </table:table-cell>
          <table:table-cell table:style-name="Table4.A1" office:value-type="string">
            <text:p text:style-name="P117"><text:span text:style-name="T72">is</text:span> fh<text:span text:style-name="T72">èarr</text:span></text:p>
          </table:table-cell>
          <table:table-cell table:style-name="Table4.A1" office:value-type="string">
            <text:p text:style-name="P129">chan fhèarr</text:p>
          </table:table-cell>
          <table:table-cell table:style-name="Table4.A1" office:value-type="string">
            <text:p text:style-name="P129">b’ fhèarr</text:p>
          </table:table-cell>
          <table:table-cell table:style-name="Table4.A1" office:value-type="string">
            <text:p text:style-name="P129">cha b’fhèarr</text:p>
          </table:table-cell>
        </table:table-row>
      </table:table>
      <text:p text:style-name="P131"/>
      <text:h text:style-name="P155" text:outline-level="2">Comparisons (sayings)</text:h>
      <text:p text:style-name="P185">This lesson translates entire sentences of the form:</text:p>
      <text:p text:style-name="P168"><text:span text:style-name="T6">Gaelic:</text:span><text:span text:style-name="T21"> </text:span><text:span text:style-name="T31">Cho</text:span><text:span text:style-name="T22"> + [</text:span><text:span text:style-name="T31">adjective]</text:span><text:span text:style-name="T22"> + </text:span><text:span text:style-name="T31">ri</text:span><text:span text:style-name="T30"> + </text:span><text:span text:style-name="T22">[</text:span><text:span text:style-name="T31">thing(s)</text:span><text:span text:style-name="T22">]</text:span></text:p>
      <text:p text:style-name="P169"><text:span text:style-name="T54">English:</text:span><text:span text:style-name="T58"> </text:span><text:span text:style-name="T131">As</text:span><text:span text:style-name="T101"> + </text:span><text:span text:style-name="T129">[</text:span><text:span text:style-name="T62">adj</text:span><text:span text:style-name="T63">ective</text:span><text:span text:style-name="T62">] </text:span><text:span text:style-name="T63">+ as </text:span><text:span text:style-name="T62">+ </text:span><text:span text:style-name="T101">[</text:span><text:span text:style-name="T131">thing(s)</text:span><text:span text:style-name="T101">]</text:span></text:p>
      <text:p text:style-name="P185">For example: Cho bog ri ìm (As soft as butter)</text:p>
      <text:p text:style-name="P186">The vocabulary list for this lesson is <text:span text:style-name="T132">adjectives</text:span>_comparison<text:span text:style-name="T132">s.</text:span><text:span text:style-name="T133">csv.</text:span></text:p>
      <text:h text:style-name="P156" text:outline-level="2">Where are they from?</text:h>
      <text:p text:style-name="P14">This lesson practices how to say where you are from, using <text:span text:style-name="T72">à(s). </text:span><text:span text:style-name="T77">When the place contains the definite article (e.g. An Gearasdan, A’ Ghearmailt), this takes the prepositional case, so there is also some practice in identifying gender and using the prepositional.</text:span></text:p>
      <text:p text:style-name="P14"><text:span text:style-name="T77">The preposition in the sentence is </text:span><text:span text:style-name="T74">à </text:span><text:span text:style-name="T85">if the place doesn’t have the definite article, and </text:span><text:span text:style-name="T74">à</text:span><text:span text:style-name="T85">s if it does have the definite article. For example, “Tha mi </text:span><text:span text:style-name="T74">à </text:span><text:span text:style-name="T85">Sasainn”, “Tha mi </text:span><text:span text:style-name="T74">à</text:span><text:span text:style-name="T85">s a’ Ghearmailt”.</text:span></text:p>
      <text:p text:style-name="P17">Sentence structure without definite article:</text:p>
      <text:p text:style-name="P78"><text:span text:style-name="T6">Gaelic:</text:span><text:span text:style-name="T21"> </text:span><text:span text:style-name="T22">Tha + [</text:span><text:span text:style-name="T23">mi/thu/...</text:span><text:span text:style-name="T22">] + </text:span><text:span text:style-name="T18">à</text:span><text:span text:style-name="T23"> + </text:span><text:span text:style-name="T22">[</text:span><text:span text:style-name="T25">place</text:span><text:span text:style-name="T22">]</text:span></text:p>
      <text:p text:style-name="P24"><text:span text:style-name="T82">English:</text:span><text:span text:style-name="T83"> </text:span><text:span text:style-name="T84">[I am / you are / ...] + </text:span><text:span text:style-name="T81">from +</text:span><text:span text:style-name="T84"> [</text:span><text:span text:style-name="T81">place</text:span><text:span text:style-name="T84">]</text:span></text:p>
      <text:p text:style-name="P17"><text:soft-page-break/>Sentence structure with definite article <text:span text:style-name="T104">(and prepositional case)</text:span>:</text:p>
      <text:p text:style-name="P78"><text:span text:style-name="T6">Gaelic:</text:span><text:span text:style-name="T21"> </text:span><text:span text:style-name="T22">Tha + [</text:span><text:span text:style-name="T23">mi/thu/...</text:span><text:span text:style-name="T22">] + </text:span><text:span text:style-name="T18">à</text:span><text:span text:style-name="T23">s + </text:span><text:span text:style-name="T25">[def. art.] + </text:span><text:span text:style-name="T22">[</text:span><text:span text:style-name="T25">place</text:span><text:span text:style-name="T22">]</text:span></text:p>
      <text:p text:style-name="P24"><text:span text:style-name="T82">English:</text:span><text:span text:style-name="T83"> </text:span><text:span text:style-name="T84">[I am / you are / ...] + </text:span><text:span text:style-name="T81">from +</text:span><text:span text:style-name="T84"> [</text:span><text:span text:style-name="T81">place</text:span><text:span text:style-name="T84">]</text:span></text:p>
      <text:h text:style-name="P154" text:outline-level="2">Where are they (in)?</text:h>
      <text:p text:style-name="P15">This lessons practices the preposition “ann an” (in) <text:span text:style-name="T102">by saying where people are. </text:span><text:span text:style-name="T103">It mixes the definite article into the “around town” and “at home” vocabulary lists (“I am in the kitchen”, “I am in a kitchen”). It also uses the place-name lists (countries and Scottish places), which sometimes contain the definite article.</text:span></text:p>
      <text:p text:style-name="P16">Sentence structure without definite article:</text:p>
      <text:p text:style-name="P77"><text:span text:style-name="T6">Gaelic:</text:span><text:span text:style-name="T21"> </text:span><text:span text:style-name="T22">Tha + [</text:span><text:span text:style-name="T23">mi/thu/...</text:span><text:span text:style-name="T22">] + </text:span><text:span text:style-name="T24">ann an</text:span><text:span text:style-name="T23"> + </text:span><text:span text:style-name="T22">[</text:span><text:span text:style-name="T24">place</text:span><text:span text:style-name="T22">]</text:span></text:p>
      <text:p text:style-name="P23"><text:span text:style-name="T82">English:</text:span><text:span text:style-name="T83"> </text:span><text:span text:style-name="T84">[I am / you are / ...] + </text:span><text:span text:style-name="T86">in a</text:span><text:span text:style-name="T81"> +</text:span><text:span text:style-name="T84"> [</text:span><text:span text:style-name="T81">place</text:span><text:span text:style-name="T84">]</text:span></text:p>
      <text:p text:style-name="Text_20_body"><text:span text:style-name="T84">S</text:span><text:span text:style-name="T77">entence structure with definite article </text:span><text:span text:style-name="T87">(and prepositional case)</text:span><text:span text:style-name="T77">:</text:span></text:p>
      <text:p text:style-name="P77"><text:span text:style-name="T6">Gaelic:</text:span><text:span text:style-name="T21"> </text:span><text:span text:style-name="T22">Tha + [</text:span><text:span text:style-name="T23">mi/thu/...</text:span><text:span text:style-name="T22">] + </text:span><text:span text:style-name="T24">anns + [def. art.]</text:span><text:span text:style-name="T23"> + </text:span><text:span text:style-name="T22">[</text:span><text:span text:style-name="T24">place</text:span><text:span text:style-name="T22">]</text:span></text:p>
      <text:p text:style-name="P23"><text:span text:style-name="T82">English:</text:span><text:span text:style-name="T83"> </text:span><text:span text:style-name="T84">[I am / you are / ...] + </text:span><text:span text:style-name="T86">in the</text:span><text:span text:style-name="T81"> +</text:span><text:span text:style-name="T84"> [</text:span><text:span text:style-name="T81">place</text:span><text:span text:style-name="T84">]</text:span></text:p>
      <text:h text:style-name="P136" text:outline-level="1">Modifying the code</text:h>
      <text:h text:style-name="P148" text:outline-level="2">Adding a lesson</text:h>
      <text:p text:style-name="P52">The code to generate each question, solution(s), and prompt needs to be added to the is_<text:span text:style-name="T4">question</text:span>_generator.py.</text:p>
      <text:p text:style-name="P52">Add the lesson to the menu option in __main__.py, and to the lesson_choice branching <text:span text:style-name="T4">at the bottom of</text:span> that code.</text:p>
      <text:p text:style-name="P52">Menu options for the lesson (eg translation direction) are in the is_run_lesson.py code, so the lesson needs to be added to existing menu options code, or new menu options code added if it’s not already covered.</text:p>
      <text:h text:style-name="P149" text:outline-level="2">Adding vocabulary</text:h>
      <text:p text:style-name="P53">To create a new vocabulary list, create a CSV file with the vocabulary. Note the column headers in existing vocabulary files – if your vocabulary list is missing something (eg nominative plural) then it won’t work in all lessons. At the very least, make sure <text:span text:style-name="T33">a list of nouns</text:span> has <text:span text:style-name="T44">english</text:span> and <text:span text:style-name="T44">nom_sing</text:span>.</text:p>
      <text:p text:style-name="P53">To add more vocabulary to an existing list, just open the vocabulary file, modify it and save it. Make sure you get the accents in the right place.</text:p>
      <text:h text:style-name="P137" text:outline-level="1">About the code</text:h>
      <text:h text:style-name="P141" text:outline-level="2">__main__</text:h>
      <text:p text:style-name="P54">This function is run when Ionnsaich Seo! is activated. It allows the user to select a lesson and a vocabulary list. It calls the run_lesson function. <text:span text:style-name="T43">When a lesson ends (when the user types “stop practice”), it brings back the main menu to choose a lesson. A user can exit by typing “x”.</text:span></text:p>
      <text:h text:style-name="P141" text:outline-level="2">Run_<text:span text:style-name="T1">lesson</text:span></text:h>
      <text:p text:style-name="P55">This function is called by the main program __main__. </text:p>
      <text:p text:style-name="P56">Need to load the question generator module before running this function.</text:p>
      <text:p text:style-name="P57">Example:</text:p>
      <text:p text:style-name="P68">run_lesson(qgen.numbers, “animals_pets”)</text:p>
      <text:p text:style-name="P4">There are a number of user options which are specific to particular lessons (e.g. choosing whole sentence vs fill-in-the-blank, translation direction, etc). </text:p>
      <text:p text:style-name="P4">If a new lesson is created then it will need to be added to the relevant user options, or have new user options added to this run_lesson function.</text:p>
      <text:h text:style-name="P141" text:outline-level="2">Sentence generator</text:h>
      <text:p text:style-name="P68"><text:s text:c="4"/>#Load vocab --------------------------------------------------</text:p>
      <text:p text:style-name="P68"><text:s text:c="4"/></text:p>
      <text:p text:style-name="P68"><text:s text:c="4"/>#Randomiser ---------------------------------------------------------------</text:p>
      <text:p text:style-name="P68"><text:s text:c="4"/></text:p>
      <text:p text:style-name="P68"><text:s text:c="4"/>#Parts of sentence --------------------------------------------------------</text:p>
      <text:p text:style-name="P68"><text:s text:c="12"/></text:p>
      <text:p text:style-name="P68"><text:s text:c="4"/>#Construct sentence -------------------------------------------------------</text:p>
      <text:p text:style-name="P68"><text:s text:c="8"/></text:p>
      <text:p text:style-name="P68"><text:s text:c="4"/>#Questions ----------------------------------------------------------------</text:p>
      <text:p text:style-name="P68"><text:s text:c="8"/></text:p>
      <text:p text:style-name="P68"><text:s text:c="4"/>#Prompts ------------------------------------------------------------------</text:p>
      <text:p text:style-name="P68"><text:soft-page-break/><text:s text:c="8"/></text:p>
      <text:p text:style-name="P68"><text:s text:c="4"/>#Solutions ----------------------------------------------------------------</text:p>
      <text:p text:style-name="P68"><text:s text:c="4"/></text:p>
      <text:p text:style-name="P68"><text:s text:c="4"/>#Output -------------------------------------------------------------------</text:p>
      <text:p text:style-name="P68"/>
      <text:p text:style-name="P68"><text:s text:c="4"/>##Return (question, main solution, alternative solution, prompt)</text:p>
      <text:p text:style-name="P68"><text:s text:c="4"/>return (q, sol1, sol2, prompt1)</text:p>
      <text:h text:style-name="P162" text:outline-level="3">Load packages <text:span text:style-name="T2">and</text:span> vocab</text:h>
      <text:p text:style-name="P35">Any packages or vocabulary lists needed for the module</text:p>
      <text:h text:style-name="P162" text:outline-level="3">Randomiser</text:h>
      <text:p text:style-name="P55">The part which determines what the sentence will be. It will select a random word from the vocabulary list, select a random subject pronoun for the sentence, etc.</text:p>
      <text:h text:style-name="P162" text:outline-level="3">Parts of sentence</text:h>
      <text:p text:style-name="P58">Find the correct form of each part of the sentence, e.g. the correct case form of a noun, the correct verb conjugation, etc. <text:span text:style-name="T3">For both English and Gaelic.</text:span></text:p>
      <text:h text:style-name="P162" text:outline-level="3">Construct sentence</text:h>
      <text:p text:style-name="P58">Puts all the sentence parts together to create the sentence in English and in Gaelic.</text:p>
      <text:h text:style-name="P162" text:outline-level="3">Questions</text:h>
      <text:p text:style-name="P59">Assigns a value for the “question” part of the exercise (eg the word or sentence to be translated)</text:p>
      <text:h text:style-name="P162" text:outline-level="3">Prompts</text:h>
      <text:p text:style-name="P59">Assigns a value for the “prompt” part of the exercise. For example, for fill-in-the-blank questions, it will be the translated sentence minus the part the user is to type.</text:p>
      <text:h text:style-name="P162" text:outline-level="3">Solutions</text:h>
      <text:p text:style-name="P59">Assigns a value for the “solution” part of the exercise, i.e. the correct answer. </text:p>
      <text:p text:style-name="P59">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P162" text:outline-level="3">Output</text:h>
      <text:p text:style-name="P59">Returns the question, solution(s), and prompt to be fed into the main “run_lesson” fun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04T13:07:24.991000000</meta:creation-date>
    <dc:date>2023-02-27T13:39:10.395000000</dc:date>
    <meta:editing-duration>P2DT14H35M38S</meta:editing-duration>
    <meta:editing-cycles>115</meta:editing-cycles>
    <meta:generator>LibreOffice/7.5.0.3$Windows_X86_64 LibreOffice_project/c21113d003cd3efa8c53188764377a8272d9d6de</meta:generator>
    <meta:document-statistic meta:table-count="10" meta:image-count="0" meta:object-count="0" meta:page-count="9" meta:paragraph-count="556" meta:word-count="3526" meta:character-count="21017" meta:non-whitespace-character-count="17955"/>
  </office:meta>
</office:document-meta>
</file>